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7354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421in" svg:x="3.8646in" svg:y="0.3335in">
            <draw:object draw:notify-on-update-of-ranges="Sheet1.A1:Sheet1.A1 Sheet1.A2:Sheet1.A501 Sheet1.B1:Sheet1.B1 Sheet1.B2:Sheet1.B5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in" svg:height="3.5425in" svg:x="3.9618in" svg:y="4.0528in">
            <draw:object draw:notify-on-update-of-ranges="Sheet1.A1:Sheet1.A1 Sheet1.A2:Sheet1.A501 Sheet1.C1:Sheet1.C1 Sheet1.C2:Sheet1.C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Percent Misclassification</text:p>
          </table:table-cell>
          <table:table-cell office:value-type="string">
            <text:p><text:s/>Training MSE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2614555256065">
            <text:p>0.9326145553</text:p>
          </table:table-cell>
          <table:table-cell office:value-type="float" office:value="0.949935033654423">
            <text:p>0.949935033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31266846361186">
            <text:p>0.9312668464</text:p>
          </table:table-cell>
          <table:table-cell office:value-type="float" office:value="0.912752084608547">
            <text:p>0.912752084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9137466307278">
            <text:p>0.9191374663</text:p>
          </table:table-cell>
          <table:table-cell office:value-type="float" office:value="0.911359262689309">
            <text:p>0.911359262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90835579514825">
            <text:p>0.8908355795</text:p>
          </table:table-cell>
          <table:table-cell office:value-type="float" office:value="0.908275601763152">
            <text:p>0.9082756018</text:p>
          </table:table-cell>
          <table:table-cell table:number-columns-repeated="8"/>
          <table:table-cell table:style-name="ce1" office:value-type="string">
            <text:p>Time to train (in seconds): 20.2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44474393531">
            <text:p>0.8544474394</text:p>
          </table:table-cell>
          <table:table-cell office:value-type="float" office:value="0.900299620807395">
            <text:p>0.9002996208</text:p>
          </table:table-cell>
          <table:table-cell table:number-columns-repeated="8"/>
          <table:table-cell table:style-name="ce1" office:value-type="string">
            <text:p>Training set accuracy: 0.93935309973045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8274932614555">
            <text:p>0.8382749326</text:p>
          </table:table-cell>
          <table:table-cell office:value-type="float" office:value="0.880015949796466">
            <text:p>0.8800159498</text:p>
          </table:table-cell>
          <table:table-cell table:number-columns-repeated="8"/>
          <table:table-cell table:style-name="ce1" office:value-type="string">
            <text:p>Test set accuracy: 0.8588709677419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16711590296496">
            <text:p>0.8167115903</text:p>
          </table:table-cell>
          <table:table-cell office:value-type="float" office:value="0.852024371272447">
            <text:p>0.852024371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87061994609164">
            <text:p>0.7870619946</text:p>
          </table:table-cell>
          <table:table-cell office:value-type="float" office:value="0.834230533907924">
            <text:p>0.834230533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57412398921833">
            <text:p>0.7574123989</text:p>
          </table:table-cell>
          <table:table-cell office:value-type="float" office:value="0.823788297154971">
            <text:p>0.823788297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3989218328841">
            <text:p>0.7398921833</text:p>
          </table:table-cell>
          <table:table-cell office:value-type="float" office:value="0.81618920071351">
            <text:p>0.816189200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22371967654986">
            <text:p>0.7223719677</text:p>
          </table:table-cell>
          <table:table-cell office:value-type="float" office:value="0.809709512936001">
            <text:p>0.809709512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9811320754717">
            <text:p>0.6981132075</text:p>
          </table:table-cell>
          <table:table-cell office:value-type="float" office:value="0.8034965604474">
            <text:p>0.80349656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73854447439353">
            <text:p>0.6738544474</text:p>
          </table:table-cell>
          <table:table-cell office:value-type="float" office:value="0.796973804221917">
            <text:p>0.796973804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54986522911051">
            <text:p>0.6549865229</text:p>
          </table:table-cell>
          <table:table-cell office:value-type="float" office:value="0.78975380430071">
            <text:p>0.789753804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54986522911051">
            <text:p>0.6549865229</text:p>
          </table:table-cell>
          <table:table-cell office:value-type="float" office:value="0.781686418487306">
            <text:p>0.781686418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42857142857143">
            <text:p>0.6428571429</text:p>
          </table:table-cell>
          <table:table-cell office:value-type="float" office:value="0.772864230806141">
            <text:p>0.772864230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2533692722372">
            <text:p>0.6253369272</text:p>
          </table:table-cell>
          <table:table-cell office:value-type="float" office:value="0.763526822237009">
            <text:p>0.7635268222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07816711590296">
            <text:p>0.6078167116</text:p>
          </table:table-cell>
          <table:table-cell office:value-type="float" office:value="0.753927958179088">
            <text:p>0.7539279582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01078167115903">
            <text:p>0.6010781671</text:p>
          </table:table-cell>
          <table:table-cell office:value-type="float" office:value="0.744252672759687">
            <text:p>0.744252672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82210242587601">
            <text:p>0.5822102426</text:p>
          </table:table-cell>
          <table:table-cell office:value-type="float" office:value="0.734610063698055">
            <text:p>0.734610063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61994609164421">
            <text:p>0.5619946092</text:p>
          </table:table-cell>
          <table:table-cell office:value-type="float" office:value="0.725069719004109">
            <text:p>0.72506971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48517520215633">
            <text:p>0.5485175202</text:p>
          </table:table-cell>
          <table:table-cell office:value-type="float" office:value="0.715698956337994">
            <text:p>0.715698956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40431266846361">
            <text:p>0.5404312668</text:p>
          </table:table-cell>
          <table:table-cell office:value-type="float" office:value="0.706575647364867">
            <text:p>0.706575647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29649595687332">
            <text:p>0.5296495957</text:p>
          </table:table-cell>
          <table:table-cell office:value-type="float" office:value="0.697776131432808">
            <text:p>0.697776131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12129380053908">
            <text:p>0.5121293801</text:p>
          </table:table-cell>
          <table:table-cell office:value-type="float" office:value="0.689351989701813">
            <text:p>0.6893519897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06738544474394">
            <text:p>0.5067385445</text:p>
          </table:table-cell>
          <table:table-cell office:value-type="float" office:value="0.681311940750529">
            <text:p>0.6813119408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01347708894879">
            <text:p>0.5013477089</text:p>
          </table:table-cell>
          <table:table-cell office:value-type="float" office:value="0.673619697818073">
            <text:p>0.6736196978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91913746630728">
            <text:p>0.4919137466</text:p>
          </table:table-cell>
          <table:table-cell office:value-type="float" office:value="0.66620736764659">
            <text:p>0.66620736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83827493261456">
            <text:p>0.4838274933</text:p>
          </table:table-cell>
          <table:table-cell office:value-type="float" office:value="0.658995404494388">
            <text:p>0.6589954045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79784366576819">
            <text:p>0.4797843666</text:p>
          </table:table-cell>
          <table:table-cell office:value-type="float" office:value="0.65191023969118">
            <text:p>0.6519102397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64959568733154">
            <text:p>0.4649595687</text:p>
          </table:table-cell>
          <table:table-cell office:value-type="float" office:value="0.644895711710047">
            <text:p>0.6448957117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54177897574124">
            <text:p>0.4541778976</text:p>
          </table:table-cell>
          <table:table-cell office:value-type="float" office:value="0.637918334794656">
            <text:p>0.6379183348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40700808625337">
            <text:p>0.4407008086</text:p>
          </table:table-cell>
          <table:table-cell office:value-type="float" office:value="0.630967522134169">
            <text:p>0.630967522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35309973045822">
            <text:p>0.435309973</text:p>
          </table:table-cell>
          <table:table-cell office:value-type="float" office:value="0.624051543714452">
            <text:p>0.6240515437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21832884097035">
            <text:p>0.4218328841</text:p>
          </table:table-cell>
          <table:table-cell office:value-type="float" office:value="0.6171901488504">
            <text:p>0.617190148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11051212938005">
            <text:p>0.4110512129</text:p>
          </table:table-cell>
          <table:table-cell office:value-type="float" office:value="0.61040610208346">
            <text:p>0.610406102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97574123989218">
            <text:p>0.397574124</text:p>
          </table:table-cell>
          <table:table-cell office:value-type="float" office:value="0.603718769406318">
            <text:p>0.6037187694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390835579514825">
            <text:p>0.3908355795</text:p>
          </table:table-cell>
          <table:table-cell office:value-type="float" office:value="0.59714150708379">
            <text:p>0.597141507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81401617250674">
            <text:p>0.3814016173</text:p>
          </table:table-cell>
          <table:table-cell office:value-type="float" office:value="0.590682089788489">
            <text:p>0.5906820898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369272237196765">
            <text:p>0.3692722372</text:p>
          </table:table-cell>
          <table:table-cell office:value-type="float" office:value="0.584344270890473">
            <text:p>0.5843442709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67924528301887">
            <text:p>0.3679245283</text:p>
          </table:table-cell>
          <table:table-cell office:value-type="float" office:value="0.578129177857544">
            <text:p>0.5781291779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67924528301887">
            <text:p>0.3679245283</text:p>
          </table:table-cell>
          <table:table-cell office:value-type="float" office:value="0.572036260549564">
            <text:p>0.5720362605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61185983827493">
            <text:p>0.3611859838</text:p>
          </table:table-cell>
          <table:table-cell office:value-type="float" office:value="0.566063985025406">
            <text:p>0.566063985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59838274932615">
            <text:p>0.3598382749</text:p>
          </table:table-cell>
          <table:table-cell office:value-type="float" office:value="0.560210428544892">
            <text:p>0.5602104285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3544474393531">
            <text:p>0.3544474394</text:p>
          </table:table-cell>
          <table:table-cell office:value-type="float" office:value="0.554473764879135">
            <text:p>0.5544737649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50404312668464">
            <text:p>0.3504043127</text:p>
          </table:table-cell>
          <table:table-cell office:value-type="float" office:value="0.548852563050998">
            <text:p>0.548852563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49056603773585">
            <text:p>0.3490566038</text:p>
          </table:table-cell>
          <table:table-cell office:value-type="float" office:value="0.543345872109706">
            <text:p>0.543345872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351752021563342">
            <text:p>0.3517520216</text:p>
          </table:table-cell>
          <table:table-cell office:value-type="float" office:value="0.537953150373001">
            <text:p>0.5379531504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346361185983827">
            <text:p>0.346361186</text:p>
          </table:table-cell>
          <table:table-cell office:value-type="float" office:value="0.532674144954822">
            <text:p>0.532674145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45013477088949">
            <text:p>0.3450134771</text:p>
          </table:table-cell>
          <table:table-cell office:value-type="float" office:value="0.527508808039384">
            <text:p>0.527508808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42318059299191">
            <text:p>0.3423180593</text:p>
          </table:table-cell>
          <table:table-cell office:value-type="float" office:value="0.522457271937067">
            <text:p>0.5224572719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38274932614555">
            <text:p>0.3382749326</text:p>
          </table:table-cell>
          <table:table-cell office:value-type="float" office:value="0.517519842760278">
            <text:p>0.5175198428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30188679245283">
            <text:p>0.3301886792</text:p>
          </table:table-cell>
          <table:table-cell office:value-type="float" office:value="0.512696950588307">
            <text:p>0.5126969506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22102425876011">
            <text:p>0.3221024259</text:p>
          </table:table-cell>
          <table:table-cell office:value-type="float" office:value="0.50798901854738">
            <text:p>0.5079890185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19407008086253">
            <text:p>0.3194070081</text:p>
          </table:table-cell>
          <table:table-cell office:value-type="float" office:value="0.503396260642491">
            <text:p>0.5033962606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16711590296496">
            <text:p>0.3167115903</text:p>
          </table:table-cell>
          <table:table-cell office:value-type="float" office:value="0.498918455341333">
            <text:p>0.4989184553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1266846361186">
            <text:p>0.3126684636</text:p>
          </table:table-cell>
          <table:table-cell office:value-type="float" office:value="0.494554749585227">
            <text:p>0.4945547496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09973045822102">
            <text:p>0.3099730458</text:p>
          </table:table-cell>
          <table:table-cell office:value-type="float" office:value="0.490303529899151">
            <text:p>0.4903035299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08625336927224">
            <text:p>0.3086253369</text:p>
          </table:table-cell>
          <table:table-cell office:value-type="float" office:value="0.486162371102946">
            <text:p>0.4861623711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04582210242588">
            <text:p>0.3045822102</text:p>
          </table:table-cell>
          <table:table-cell office:value-type="float" office:value="0.482128054009943">
            <text:p>0.482128054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03234501347709">
            <text:p>0.3032345013</text:p>
          </table:table-cell>
          <table:table-cell office:value-type="float" office:value="0.478196636205935">
            <text:p>0.4781966362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0188679245283">
            <text:p>0.3018867925</text:p>
          </table:table-cell>
          <table:table-cell office:value-type="float" office:value="0.474363561179629">
            <text:p>0.4743635612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99191374663073">
            <text:p>0.2991913747</text:p>
          </table:table-cell>
          <table:table-cell office:value-type="float" office:value="0.470623795265307">
            <text:p>0.4706237953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96495956873315">
            <text:p>0.2964959569</text:p>
          </table:table-cell>
          <table:table-cell office:value-type="float" office:value="0.466971985220366">
            <text:p>0.4669719852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96495956873315">
            <text:p>0.2964959569</text:p>
          </table:table-cell>
          <table:table-cell office:value-type="float" office:value="0.463402630167672">
            <text:p>0.4634026302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93800539083558">
            <text:p>0.2938005391</text:p>
          </table:table-cell>
          <table:table-cell office:value-type="float" office:value="0.459910259928378">
            <text:p>0.4599102599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911051212938">
            <text:p>0.2911051213</text:p>
          </table:table-cell>
          <table:table-cell office:value-type="float" office:value="0.456489608206741">
            <text:p>0.4564896082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85714285714286">
            <text:p>0.2857142857</text:p>
          </table:table-cell>
          <table:table-cell office:value-type="float" office:value="0.453135765275978">
            <text:p>0.4531357653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85714285714286">
            <text:p>0.2857142857</text:p>
          </table:table-cell>
          <table:table-cell office:value-type="float" office:value="0.449844293160266">
            <text:p>0.4498442932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83018867924528">
            <text:p>0.2830188679</text:p>
          </table:table-cell>
          <table:table-cell office:value-type="float" office:value="0.446611289236905">
            <text:p>0.4466112892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77628032345013">
            <text:p>0.2776280323</text:p>
          </table:table-cell>
          <table:table-cell office:value-type="float" office:value="0.443433392550774">
            <text:p>0.4434333926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73584905660377">
            <text:p>0.2735849057</text:p>
          </table:table-cell>
          <table:table-cell office:value-type="float" office:value="0.440307738887614">
            <text:p>0.4403077389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72237196765499">
            <text:p>0.2722371968</text:p>
          </table:table-cell>
          <table:table-cell office:value-type="float" office:value="0.437231881278617">
            <text:p>0.4372318813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72237196765499">
            <text:p>0.2722371968</text:p>
          </table:table-cell>
          <table:table-cell office:value-type="float" office:value="0.434203697677989">
            <text:p>0.4342036977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72237196765499">
            <text:p>0.2722371968</text:p>
          </table:table-cell>
          <table:table-cell office:value-type="float" office:value="0.431221305535037">
            <text:p>0.4312213055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69541778975741">
            <text:p>0.269541779</text:p>
          </table:table-cell>
          <table:table-cell office:value-type="float" office:value="0.428282995930858">
            <text:p>0.4282829959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69541778975741">
            <text:p>0.269541779</text:p>
          </table:table-cell>
          <table:table-cell office:value-type="float" office:value="0.425387191700982">
            <text:p>0.4253871917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66846361185984">
            <text:p>0.2668463612</text:p>
          </table:table-cell>
          <table:table-cell office:value-type="float" office:value="0.422532427634757">
            <text:p>0.4225324276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68194070080862">
            <text:p>0.2681940701</text:p>
          </table:table-cell>
          <table:table-cell office:value-type="float" office:value="0.419717347570697">
            <text:p>0.4197173476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68194070080862">
            <text:p>0.2681940701</text:p>
          </table:table-cell>
          <table:table-cell office:value-type="float" office:value="0.416940712483185">
            <text:p>0.4169407125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62803234501348">
            <text:p>0.2628032345</text:p>
          </table:table-cell>
          <table:table-cell office:value-type="float" office:value="0.414201414330901">
            <text:p>0.4142014143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58760107816712">
            <text:p>0.2587601078</text:p>
          </table:table-cell>
          <table:table-cell office:value-type="float" office:value="0.411498491525309">
            <text:p>0.4114984915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54716981132075">
            <text:p>0.2547169811</text:p>
          </table:table-cell>
          <table:table-cell office:value-type="float" office:value="0.408831142849454">
            <text:p>0.4088311428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50673854447439">
            <text:p>0.2506738544</text:p>
          </table:table-cell>
          <table:table-cell office:value-type="float" office:value="0.406198737377443">
            <text:p>0.4061987374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46630727762803">
            <text:p>0.2466307278</text:p>
          </table:table-cell>
          <table:table-cell office:value-type="float" office:value="0.403600818491104">
            <text:p>0.4036008185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43935309973046">
            <text:p>0.24393531</text:p>
          </table:table-cell>
          <table:table-cell office:value-type="float" office:value="0.401037100602543">
            <text:p>0.4010371006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42587601078167">
            <text:p>0.2425876011</text:p>
          </table:table-cell>
          <table:table-cell office:value-type="float" office:value="0.398507457783889">
            <text:p>0.3985074578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41239892183288">
            <text:p>0.2412398922</text:p>
          </table:table-cell>
          <table:table-cell office:value-type="float" office:value="0.396011904227325">
            <text:p>0.3960119042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3989218328841">
            <text:p>0.2398921833</text:p>
          </table:table-cell>
          <table:table-cell office:value-type="float" office:value="0.39355056728297">
            <text:p>0.3935505673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38544474393531">
            <text:p>0.2385444744</text:p>
          </table:table-cell>
          <table:table-cell office:value-type="float" office:value="0.391123654655126">
            <text:p>0.3911236547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37196765498652">
            <text:p>0.2371967655</text:p>
          </table:table-cell>
          <table:table-cell office:value-type="float" office:value="0.388731418042453">
            <text:p>0.388731418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33153638814016">
            <text:p>0.2331536388</text:p>
          </table:table-cell>
          <table:table-cell office:value-type="float" office:value="0.386374115945997">
            <text:p>0.3863741159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31805929919137">
            <text:p>0.2318059299</text:p>
          </table:table-cell>
          <table:table-cell office:value-type="float" office:value="0.384051978443924">
            <text:p>0.3840519784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31805929919137">
            <text:p>0.2318059299</text:p>
          </table:table-cell>
          <table:table-cell office:value-type="float" office:value="0.381765176423144">
            <text:p>0.3817651764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30458221024259">
            <text:p>0.230458221</text:p>
          </table:table-cell>
          <table:table-cell office:value-type="float" office:value="0.379513797130951">
            <text:p>0.379513797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30458221024259">
            <text:p>0.230458221</text:p>
          </table:table-cell>
          <table:table-cell office:value-type="float" office:value="0.377297827096736">
            <text:p>0.377297827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2911051212938">
            <text:p>0.2291105121</text:p>
          </table:table-cell>
          <table:table-cell office:value-type="float" office:value="0.375117142632595">
            <text:p>0.3751171426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2911051212938">
            <text:p>0.2291105121</text:p>
          </table:table-cell>
          <table:table-cell office:value-type="float" office:value="0.37297150739302">
            <text:p>0.3729715074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27762803234501">
            <text:p>0.2277628032</text:p>
          </table:table-cell>
          <table:table-cell office:value-type="float" office:value="0.370860575948542">
            <text:p>0.370860575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6415094339623">
            <text:p>0.2264150943</text:p>
          </table:table-cell>
          <table:table-cell office:value-type="float" office:value="0.368783902037065">
            <text:p>0.368783902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21024258760108">
            <text:p>0.2210242588</text:p>
          </table:table-cell>
          <table:table-cell office:value-type="float" office:value="0.366740950079371">
            <text:p>0.366740950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16981132075472">
            <text:p>0.2169811321</text:p>
          </table:table-cell>
          <table:table-cell office:value-type="float" office:value="0.364731108630482">
            <text:p>0.3647311086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16981132075472">
            <text:p>0.2169811321</text:p>
          </table:table-cell>
          <table:table-cell office:value-type="float" office:value="0.362753704625241">
            <text:p>0.3627537046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14285714285714">
            <text:p>0.2142857143</text:p>
          </table:table-cell>
          <table:table-cell office:value-type="float" office:value="0.36080801751027">
            <text:p>0.3608080175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14285714285714">
            <text:p>0.2142857143</text:p>
          </table:table-cell>
          <table:table-cell office:value-type="float" office:value="0.358893292594691">
            <text:p>0.3588932926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14285714285714">
            <text:p>0.2142857143</text:p>
          </table:table-cell>
          <table:table-cell office:value-type="float" office:value="0.357008753173935">
            <text:p>0.3570087532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12938005390836">
            <text:p>0.2129380054</text:p>
          </table:table-cell>
          <table:table-cell office:value-type="float" office:value="0.355153611171837">
            <text:p>0.3551536112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12938005390836">
            <text:p>0.2129380054</text:p>
          </table:table-cell>
          <table:table-cell office:value-type="float" office:value="0.353327076201872">
            <text:p>0.3533270762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11590296495957">
            <text:p>0.2115902965</text:p>
          </table:table-cell>
          <table:table-cell office:value-type="float" office:value="0.351528363069265">
            <text:p>0.351528363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08894878706199">
            <text:p>0.2088948787</text:p>
          </table:table-cell>
          <table:table-cell office:value-type="float" office:value="0.34975669782441">
            <text:p>0.3497566978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07547169811321">
            <text:p>0.2075471698</text:p>
          </table:table-cell>
          <table:table-cell office:value-type="float" office:value="0.348011322537877">
            <text:p>0.3480113225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07547169811321">
            <text:p>0.2075471698</text:p>
          </table:table-cell>
          <table:table-cell office:value-type="float" office:value="0.346291499001674">
            <text:p>0.346291499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07547169811321">
            <text:p>0.2075471698</text:p>
          </table:table-cell>
          <table:table-cell office:value-type="float" office:value="0.344596511573812">
            <text:p>0.3445965116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04851752021563">
            <text:p>0.204851752</text:p>
          </table:table-cell>
          <table:table-cell office:value-type="float" office:value="0.342925669376684">
            <text:p>0.3429256694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04851752021563">
            <text:p>0.204851752</text:p>
          </table:table-cell>
          <table:table-cell office:value-type="float" office:value="0.341278308037612">
            <text:p>0.341278308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04851752021563">
            <text:p>0.204851752</text:p>
          </table:table-cell>
          <table:table-cell office:value-type="float" office:value="0.339653791124995">
            <text:p>0.339653791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04851752021563">
            <text:p>0.204851752</text:p>
          </table:table-cell>
          <table:table-cell office:value-type="float" office:value="0.338051511388784">
            <text:p>0.3380515114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04851752021563">
            <text:p>0.204851752</text:p>
          </table:table-cell>
          <table:table-cell office:value-type="float" office:value="0.336470891862467">
            <text:p>0.3364708919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03504043126685">
            <text:p>0.2035040431</text:p>
          </table:table-cell>
          <table:table-cell office:value-type="float" office:value="0.334911386828499">
            <text:p>0.3349113868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03504043126685">
            <text:p>0.2035040431</text:p>
          </table:table-cell>
          <table:table-cell office:value-type="float" office:value="0.333372482594209">
            <text:p>0.3333724826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03504043126685">
            <text:p>0.2035040431</text:p>
          </table:table-cell>
          <table:table-cell office:value-type="float" office:value="0.331853697975549">
            <text:p>0.331853698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02156334231806">
            <text:p>0.2021563342</text:p>
          </table:table-cell>
          <table:table-cell office:value-type="float" office:value="0.330354584348025">
            <text:p>0.3303545843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00808625336927">
            <text:p>0.2008086253</text:p>
          </table:table-cell>
          <table:table-cell office:value-type="float" office:value="0.328874725104779">
            <text:p>0.328874725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00808625336927">
            <text:p>0.2008086253</text:p>
          </table:table-cell>
          <table:table-cell office:value-type="float" office:value="0.327413734368102">
            <text:p>0.3274137344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02156334231806">
            <text:p>0.2021563342</text:p>
          </table:table-cell>
          <table:table-cell office:value-type="float" office:value="0.32597125483706">
            <text:p>0.3259712548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00808625336927">
            <text:p>0.2008086253</text:p>
          </table:table-cell>
          <table:table-cell office:value-type="float" office:value="0.324546954720439">
            <text:p>0.3245469547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99460916442049">
            <text:p>0.1994609164</text:p>
          </table:table-cell>
          <table:table-cell office:value-type="float" office:value="0.323140523794255">
            <text:p>0.3231405238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99460916442049">
            <text:p>0.1994609164</text:p>
          </table:table-cell>
          <table:table-cell office:value-type="float" office:value="0.321751668723249">
            <text:p>0.3217516687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99460916442049">
            <text:p>0.1994609164</text:p>
          </table:table-cell>
          <table:table-cell office:value-type="float" office:value="0.320380107877906">
            <text:p>0.3203801079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9811320754717">
            <text:p>0.1981132075</text:p>
          </table:table-cell>
          <table:table-cell office:value-type="float" office:value="0.319025565943959">
            <text:p>0.3190255659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96765498652291">
            <text:p>0.1967654987</text:p>
          </table:table-cell>
          <table:table-cell office:value-type="float" office:value="0.317687768645996">
            <text:p>0.3176877686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96765498652291">
            <text:p>0.1967654987</text:p>
          </table:table-cell>
          <table:table-cell office:value-type="float" office:value="0.316366437885551">
            <text:p>0.3163664379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96765498652291">
            <text:p>0.1967654987</text:p>
          </table:table-cell>
          <table:table-cell office:value-type="float" office:value="0.315061287532154">
            <text:p>0.3150612875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95417789757412">
            <text:p>0.1954177898</text:p>
          </table:table-cell>
          <table:table-cell office:value-type="float" office:value="0.313772020017129">
            <text:p>0.31377202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95417789757412">
            <text:p>0.1954177898</text:p>
          </table:table-cell>
          <table:table-cell office:value-type="float" office:value="0.312498323782184">
            <text:p>0.3124983238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94070080862534">
            <text:p>0.1940700809</text:p>
          </table:table-cell>
          <table:table-cell office:value-type="float" office:value="0.311239871545427">
            <text:p>0.3112398715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92722371967655">
            <text:p>0.192722372</text:p>
          </table:table-cell>
          <table:table-cell office:value-type="float" office:value="0.309996319278426">
            <text:p>0.3099963193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91374663072776">
            <text:p>0.1913746631</text:p>
          </table:table-cell>
          <table:table-cell office:value-type="float" office:value="0.308767305745496">
            <text:p>0.3087673057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91374663072776">
            <text:p>0.1913746631</text:p>
          </table:table-cell>
          <table:table-cell office:value-type="float" office:value="0.307552452440324">
            <text:p>0.3075524524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91374663072776">
            <text:p>0.1913746631</text:p>
          </table:table-cell>
          <table:table-cell office:value-type="float" office:value="0.306351363761417">
            <text:p>0.3063513638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91374663072776">
            <text:p>0.1913746631</text:p>
          </table:table-cell>
          <table:table-cell office:value-type="float" office:value="0.305163627290702">
            <text:p>0.3051636273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90026954177898">
            <text:p>0.1900269542</text:p>
          </table:table-cell>
          <table:table-cell office:value-type="float" office:value="0.303988814073301">
            <text:p>0.30398881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88679245283019">
            <text:p>0.1886792453</text:p>
          </table:table-cell>
          <table:table-cell office:value-type="float" office:value="0.302826478836845">
            <text:p>0.3028264788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88679245283019">
            <text:p>0.1886792453</text:p>
          </table:table-cell>
          <table:table-cell office:value-type="float" office:value="0.30167616013354">
            <text:p>0.301676160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8733153638814">
            <text:p>0.1873315364</text:p>
          </table:table-cell>
          <table:table-cell office:value-type="float" office:value="0.300537380437847">
            <text:p>0.3005373804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8733153638814">
            <text:p>0.1873315364</text:p>
          </table:table-cell>
          <table:table-cell office:value-type="float" office:value="0.299409646289395">
            <text:p>0.2994096463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8733153638814">
            <text:p>0.1873315364</text:p>
          </table:table-cell>
          <table:table-cell office:value-type="float" office:value="0.298292448639184">
            <text:p>0.2982924486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8733153638814">
            <text:p>0.1873315364</text:p>
          </table:table-cell>
          <table:table-cell office:value-type="float" office:value="0.297185263643505">
            <text:p>0.2971852636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84636118598383">
            <text:p>0.1846361186</text:p>
          </table:table-cell>
          <table:table-cell office:value-type="float" office:value="0.296087554261757">
            <text:p>0.2960875543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81940700808625">
            <text:p>0.1819407008</text:p>
          </table:table-cell>
          <table:table-cell office:value-type="float" office:value="0.294998773158069">
            <text:p>0.2949987732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80592991913747">
            <text:p>0.1805929919</text:p>
          </table:table-cell>
          <table:table-cell office:value-type="float" office:value="0.29391836758368">
            <text:p>0.2939183676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80592991913747">
            <text:p>0.1805929919</text:p>
          </table:table-cell>
          <table:table-cell office:value-type="float" office:value="0.292845787113579">
            <text:p>0.292845787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79245283018868">
            <text:p>0.179245283</text:p>
          </table:table-cell>
          <table:table-cell office:value-type="float" office:value="0.29178049528087">
            <text:p>0.2917804953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77897574123989">
            <text:p>0.1778975741</text:p>
          </table:table-cell>
          <table:table-cell office:value-type="float" office:value="0.290721986193386">
            <text:p>0.2907219862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76549865229111">
            <text:p>0.1765498652</text:p>
          </table:table-cell>
          <table:table-cell office:value-type="float" office:value="0.289669806949437">
            <text:p>0.2896698069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75202156334232">
            <text:p>0.1752021563</text:p>
          </table:table-cell>
          <table:table-cell office:value-type="float" office:value="0.288623585848937">
            <text:p>0.2886235858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75202156334232">
            <text:p>0.1752021563</text:p>
          </table:table-cell>
          <table:table-cell office:value-type="float" office:value="0.287583064809019">
            <text:p>0.2875830648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75202156334232">
            <text:p>0.1752021563</text:p>
          </table:table-cell>
          <table:table-cell office:value-type="float" office:value="0.286548132074555">
            <text:p>0.286548132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77897574123989">
            <text:p>0.1778975741</text:p>
          </table:table-cell>
          <table:table-cell office:value-type="float" office:value="0.285518848827479">
            <text:p>0.2855188488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76549865229111">
            <text:p>0.1765498652</text:p>
          </table:table-cell>
          <table:table-cell office:value-type="float" office:value="0.284495461841148">
            <text:p>0.2844954618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76549865229111">
            <text:p>0.1765498652</text:p>
          </table:table-cell>
          <table:table-cell office:value-type="float" office:value="0.283478395318772">
            <text:p>0.2834783953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75202156334232">
            <text:p>0.1752021563</text:p>
          </table:table-cell>
          <table:table-cell office:value-type="float" office:value="0.282468219167355">
            <text:p>0.2824682192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73854447439353">
            <text:p>0.1738544474</text:p>
          </table:table-cell>
          <table:table-cell office:value-type="float" office:value="0.281465597178761">
            <text:p>0.2814655972</text:p>
          </table:table-cell>
          <table:table-cell table:number-columns-repeated="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73854447439353">
            <text:p>0.1738544474</text:p>
          </table:table-cell>
          <table:table-cell office:value-type="float" office:value="0.280471224345197">
            <text:p>0.2804712243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73854447439353">
            <text:p>0.1738544474</text:p>
          </table:table-cell>
          <table:table-cell office:value-type="float" office:value="0.279485765165016">
            <text:p>0.2794857652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73854447439353">
            <text:p>0.1738544474</text:p>
          </table:table-cell>
          <table:table-cell office:value-type="float" office:value="0.278509803294175">
            <text:p>0.2785098033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72506738544474">
            <text:p>0.1725067385</text:p>
          </table:table-cell>
          <table:table-cell office:value-type="float" office:value="0.277543808448834">
            <text:p>0.2775438084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71159029649596">
            <text:p>0.1711590296</text:p>
          </table:table-cell>
          <table:table-cell office:value-type="float" office:value="0.276588121386727">
            <text:p>0.2765881214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9811320754717">
            <text:p>0.1698113208</text:p>
          </table:table-cell>
          <table:table-cell office:value-type="float" office:value="0.275642954023514">
            <text:p>0.275642954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9811320754717">
            <text:p>0.1698113208</text:p>
          </table:table-cell>
          <table:table-cell office:value-type="float" office:value="0.274708400007865">
            <text:p>0.2747084</text:p>
          </table:table-cell>
          <table:table-cell table:number-columns-repeated="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8463611859838">
            <text:p>0.1684636119</text:p>
          </table:table-cell>
          <table:table-cell office:value-type="float" office:value="0.273784451070864">
            <text:p>0.2737844511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9811320754717">
            <text:p>0.1698113208</text:p>
          </table:table-cell>
          <table:table-cell office:value-type="float" office:value="0.272871015425514">
            <text:p>0.2728710154</text:p>
          </table:table-cell>
          <table:table-cell table:number-columns-repeated="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9811320754717">
            <text:p>0.1698113208</text:p>
          </table:table-cell>
          <table:table-cell office:value-type="float" office:value="0.271967935730662">
            <text:p>0.2719679357</text:p>
          </table:table-cell>
          <table:table-cell table:number-columns-repeated="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71159029649596">
            <text:p>0.1711590296</text:p>
          </table:table-cell>
          <table:table-cell office:value-type="float" office:value="0.271075005233847">
            <text:p>0.2710750052</text:p>
          </table:table-cell>
          <table:table-cell table:number-columns-repeated="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71159029649596">
            <text:p>0.1711590296</text:p>
          </table:table-cell>
          <table:table-cell office:value-type="float" office:value="0.270191981510332">
            <text:p>0.2701919815</text:p>
          </table:table-cell>
          <table:table-cell table:number-columns-repeated="9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71159029649596">
            <text:p>0.1711590296</text:p>
          </table:table-cell>
          <table:table-cell office:value-type="float" office:value="0.269318597720428">
            <text:p>0.2693185977</text:p>
          </table:table-cell>
          <table:table-cell table:number-columns-repeated="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9811320754717">
            <text:p>0.1698113208</text:p>
          </table:table-cell>
          <table:table-cell office:value-type="float" office:value="0.268454571580313">
            <text:p>0.2684545716</text:p>
          </table:table-cell>
          <table:table-cell table:number-columns-repeated="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9811320754717">
            <text:p>0.1698113208</text:p>
          </table:table-cell>
          <table:table-cell office:value-type="float" office:value="0.2675996123599">
            <text:p>0.2675996124</text:p>
          </table:table-cell>
          <table:table-cell table:number-columns-repeated="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9811320754717">
            <text:p>0.1698113208</text:p>
          </table:table-cell>
          <table:table-cell office:value-type="float" office:value="0.266753426247968">
            <text:p>0.2667534262</text:p>
          </table:table-cell>
          <table:table-cell table:number-columns-repeated="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9811320754717">
            <text:p>0.1698113208</text:p>
          </table:table-cell>
          <table:table-cell office:value-type="float" office:value="0.265915720403814">
            <text:p>0.2659157204</text:p>
          </table:table-cell>
          <table:table-cell table:number-columns-repeated="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9811320754717">
            <text:p>0.1698113208</text:p>
          </table:table-cell>
          <table:table-cell office:value-type="float" office:value="0.265086205973136">
            <text:p>0.265086206</text:p>
          </table:table-cell>
          <table:table-cell table:number-columns-repeated="9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8463611859838">
            <text:p>0.1684636119</text:p>
          </table:table-cell>
          <table:table-cell office:value-type="float" office:value="0.26426460029924">
            <text:p>0.2642646003</text:p>
          </table:table-cell>
          <table:table-cell table:number-columns-repeated="9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8463611859838">
            <text:p>0.1684636119</text:p>
          </table:table-cell>
          <table:table-cell office:value-type="float" office:value="0.263450628516412">
            <text:p>0.2634506285</text:p>
          </table:table-cell>
          <table:table-cell table:number-columns-repeated="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8463611859838">
            <text:p>0.1684636119</text:p>
          </table:table-cell>
          <table:table-cell office:value-type="float" office:value="0.262644024673841">
            <text:p>0.2626440247</text:p>
          </table:table-cell>
          <table:table-cell table:number-columns-repeated="9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5768194070081">
            <text:p>0.1657681941</text:p>
          </table:table-cell>
          <table:table-cell office:value-type="float" office:value="0.261844532506609">
            <text:p>0.2618445325</text:p>
          </table:table-cell>
          <table:table-cell table:number-columns-repeated="9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5768194070081">
            <text:p>0.1657681941</text:p>
          </table:table-cell>
          <table:table-cell office:value-type="float" office:value="0.261051905944569">
            <text:p>0.2610519059</text:p>
          </table:table-cell>
          <table:table-cell table:number-columns-repeated="9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5768194070081">
            <text:p>0.1657681941</text:p>
          </table:table-cell>
          <table:table-cell office:value-type="float" office:value="0.260265909429704">
            <text:p>0.2602659094</text:p>
          </table:table-cell>
          <table:table-cell table:number-columns-repeated="9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5768194070081">
            <text:p>0.1657681941</text:p>
          </table:table-cell>
          <table:table-cell office:value-type="float" office:value="0.259486318096695">
            <text:p>0.2594863181</text:p>
          </table:table-cell>
          <table:table-cell table:number-columns-repeated="9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5768194070081">
            <text:p>0.1657681941</text:p>
          </table:table-cell>
          <table:table-cell office:value-type="float" office:value="0.258712917859115">
            <text:p>0.2587129179</text:p>
          </table:table-cell>
          <table:table-cell table:number-columns-repeated="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4420485175202">
            <text:p>0.1644204852</text:p>
          </table:table-cell>
          <table:table-cell office:value-type="float" office:value="0.257945505433941">
            <text:p>0.2579455054</text:p>
          </table:table-cell>
          <table:table-cell table:number-columns-repeated="9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3072776280323">
            <text:p>0.1630727763</text:p>
          </table:table-cell>
          <table:table-cell office:value-type="float" office:value="0.257183888329327">
            <text:p>0.2571838883</text:p>
          </table:table-cell>
          <table:table-cell table:number-columns-repeated="9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3072776280323">
            <text:p>0.1630727763</text:p>
          </table:table-cell>
          <table:table-cell office:value-type="float" office:value="0.256427884814209">
            <text:p>0.2564278848</text:p>
          </table:table-cell>
          <table:table-cell table:number-columns-repeated="9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3072776280323">
            <text:p>0.1630727763</text:p>
          </table:table-cell>
          <table:table-cell office:value-type="float" office:value="0.255677323882877">
            <text:p>0.2556773239</text:p>
          </table:table-cell>
          <table:table-cell table:number-columns-repeated="9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3072776280323">
            <text:p>0.1630727763</text:p>
          </table:table-cell>
          <table:table-cell office:value-type="float" office:value="0.254932045222791">
            <text:p>0.2549320452</text:p>
          </table:table-cell>
          <table:table-cell table:number-columns-repeated="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3072776280323">
            <text:p>0.1630727763</text:p>
          </table:table-cell>
          <table:table-cell office:value-type="float" office:value="0.254191899189555">
            <text:p>0.2541918992</text:p>
          </table:table-cell>
          <table:table-cell table:number-columns-repeated="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0377358490566">
            <text:p>0.1603773585</text:p>
          </table:table-cell>
          <table:table-cell office:value-type="float" office:value="0.253456746788759">
            <text:p>0.2534567468</text:p>
          </table:table-cell>
          <table:table-cell table:number-columns-repeated="9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0377358490566">
            <text:p>0.1603773585</text:p>
          </table:table-cell>
          <table:table-cell office:value-type="float" office:value="0.252726459660579">
            <text:p>0.2527264597</text:p>
          </table:table-cell>
          <table:table-cell table:number-columns-repeated="9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0377358490566">
            <text:p>0.1603773585</text:p>
          </table:table-cell>
          <table:table-cell office:value-type="float" office:value="0.252000920059464">
            <text:p>0.2520009201</text:p>
          </table:table-cell>
          <table:table-cell table:number-columns-repeated="9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029649595687">
            <text:p>0.1590296496</text:p>
          </table:table-cell>
          <table:table-cell office:value-type="float" office:value="0.251280020818064">
            <text:p>0.2512800208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029649595687">
            <text:p>0.1590296496</text:p>
          </table:table-cell>
          <table:table-cell office:value-type="float" office:value="0.250563665282076">
            <text:p>0.2505636653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029649595687">
            <text:p>0.1590296496</text:p>
          </table:table-cell>
          <table:table-cell office:value-type="float" office:value="0.249851767200811">
            <text:p>0.2498517672</text:p>
          </table:table-cell>
          <table:table-cell table:number-columns-repeated="9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633423180593">
            <text:p>0.1563342318</text:p>
          </table:table-cell>
          <table:table-cell office:value-type="float" office:value="0.24914425055748">
            <text:p>0.2491442506</text:p>
          </table:table-cell>
          <table:table-cell table:number-columns-repeated="9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4986522911051">
            <text:p>0.1549865229</text:p>
          </table:table-cell>
          <table:table-cell office:value-type="float" office:value="0.248441049323368">
            <text:p>0.2484410493</text:p>
          </table:table-cell>
          <table:table-cell table:number-columns-repeated="9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2291105121294">
            <text:p>0.1522911051</text:p>
          </table:table-cell>
          <table:table-cell office:value-type="float" office:value="0.247742107121441">
            <text:p>0.2477421071</text:p>
          </table:table-cell>
          <table:table-cell table:number-columns-repeated="9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2291105121294">
            <text:p>0.1522911051</text:p>
          </table:table-cell>
          <table:table-cell office:value-type="float" office:value="0.247047376787429">
            <text:p>0.2470473768</text:p>
          </table:table-cell>
          <table:table-cell table:number-columns-repeated="9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3638814016173">
            <text:p>0.153638814</text:p>
          </table:table-cell>
          <table:table-cell office:value-type="float" office:value="0.246356819820055">
            <text:p>0.2463568198</text:p>
          </table:table-cell>
          <table:table-cell table:number-columns-repeated="9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3638814016173">
            <text:p>0.153638814</text:p>
          </table:table-cell>
          <table:table-cell office:value-type="float" office:value="0.245670405716481">
            <text:p>0.2456704057</text:p>
          </table:table-cell>
          <table:table-cell table:number-columns-repeated="9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3638814016173">
            <text:p>0.153638814</text:p>
          </table:table-cell>
          <table:table-cell office:value-type="float" office:value="0.244988111194196">
            <text:p>0.2449881112</text:p>
          </table:table-cell>
          <table:table-cell table:number-columns-repeated="9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3638814016173">
            <text:p>0.153638814</text:p>
          </table:table-cell>
          <table:table-cell office:value-type="float" office:value="0.2443099193058">
            <text:p>0.2443099193</text:p>
          </table:table-cell>
          <table:table-cell table:number-columns-repeated="9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2291105121294">
            <text:p>0.1522911051</text:p>
          </table:table-cell>
          <table:table-cell office:value-type="float" office:value="0.243635818458383">
            <text:p>0.2436358185</text:p>
          </table:table-cell>
          <table:table-cell table:number-columns-repeated="9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0943396226415">
            <text:p>0.1509433962</text:p>
          </table:table-cell>
          <table:table-cell office:value-type="float" office:value="0.24296580135387">
            <text:p>0.2429658014</text:p>
          </table:table-cell>
          <table:table-cell table:number-columns-repeated="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49595687331536">
            <text:p>0.1495956873</text:p>
          </table:table-cell>
          <table:table-cell office:value-type="float" office:value="0.242299863870522">
            <text:p>0.2422998639</text:p>
          </table:table-cell>
          <table:table-cell table:number-columns-repeated="9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49595687331536">
            <text:p>0.1495956873</text:p>
          </table:table-cell>
          <table:table-cell office:value-type="float" office:value="0.241638003908574">
            <text:p>0.2416380039</text:p>
          </table:table-cell>
          <table:table-cell table:number-columns-repeated="9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49595687331536">
            <text:p>0.1495956873</text:p>
          </table:table-cell>
          <table:table-cell office:value-type="float" office:value="0.240980220224498">
            <text:p>0.2409802202</text:p>
          </table:table-cell>
          <table:table-cell table:number-columns-repeated="9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49595687331536">
            <text:p>0.1495956873</text:p>
          </table:table-cell>
          <table:table-cell office:value-type="float" office:value="0.240326511278653">
            <text:p>0.2403265113</text:p>
          </table:table-cell>
          <table:table-cell table:number-columns-repeated="9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49595687331536">
            <text:p>0.1495956873</text:p>
          </table:table-cell>
          <table:table-cell office:value-type="float" office:value="0.23967687412018">
            <text:p>0.2396768741</text:p>
          </table:table-cell>
          <table:table-cell table:number-columns-repeated="9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48247978436658">
            <text:p>0.1482479784</text:p>
          </table:table-cell>
          <table:table-cell office:value-type="float" office:value="0.239031303331113">
            <text:p>0.2390313033</text:p>
          </table:table-cell>
          <table:table-cell table:number-columns-repeated="9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48247978436658">
            <text:p>0.1482479784</text:p>
          </table:table-cell>
          <table:table-cell office:value-type="float" office:value="0.238389790049043">
            <text:p>0.23838979</text:p>
          </table:table-cell>
          <table:table-cell table:number-columns-repeated="9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455525606469">
            <text:p>0.1455525606</text:p>
          </table:table-cell>
          <table:table-cell office:value-type="float" office:value="0.237752321084566">
            <text:p>0.2377523211</text:p>
          </table:table-cell>
          <table:table-cell table:number-columns-repeated="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455525606469">
            <text:p>0.1455525606</text:p>
          </table:table-cell>
          <table:table-cell office:value-type="float" office:value="0.237118878146539">
            <text:p>0.2371188781</text:p>
          </table:table-cell>
          <table:table-cell table:number-columns-repeated="9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44204851752022">
            <text:p>0.1442048518</text:p>
          </table:table-cell>
          <table:table-cell office:value-type="float" office:value="0.236489437184929">
            <text:p>0.2364894372</text:p>
          </table:table-cell>
          <table:table-cell table:number-columns-repeated="9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44204851752022">
            <text:p>0.1442048518</text:p>
          </table:table-cell>
          <table:table-cell office:value-type="float" office:value="0.235863967858249">
            <text:p>0.2358639679</text:p>
          </table:table-cell>
          <table:table-cell table:number-columns-repeated="9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44204851752022">
            <text:p>0.1442048518</text:p>
          </table:table-cell>
          <table:table-cell office:value-type="float" office:value="0.235242433130013">
            <text:p>0.2352424331</text:p>
          </table:table-cell>
          <table:table-cell table:number-columns-repeated="9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44204851752022">
            <text:p>0.1442048518</text:p>
          </table:table-cell>
          <table:table-cell office:value-type="float" office:value="0.23462478899666">
            <text:p>0.234624789</text:p>
          </table:table-cell>
          <table:table-cell table:number-columns-repeated="9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44204851752022">
            <text:p>0.1442048518</text:p>
          </table:table-cell>
          <table:table-cell office:value-type="float" office:value="0.234010984347619">
            <text:p>0.2340109843</text:p>
          </table:table-cell>
          <table:table-cell table:number-columns-repeated="9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42857142857143">
            <text:p>0.1428571429</text:p>
          </table:table-cell>
          <table:table-cell office:value-type="float" office:value="0.23340096095661">
            <text:p>0.233400961</text:p>
          </table:table-cell>
          <table:table-cell table:number-columns-repeated="9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40161725067385">
            <text:p>0.1401617251</text:p>
          </table:table-cell>
          <table:table-cell office:value-type="float" office:value="0.232794653601416">
            <text:p>0.2327946536</text:p>
          </table:table-cell>
          <table:table-cell table:number-columns-repeated="9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38814016172507">
            <text:p>0.1388140162</text:p>
          </table:table-cell>
          <table:table-cell office:value-type="float" office:value="0.232191990306966">
            <text:p>0.2321919903</text:p>
          </table:table-cell>
          <table:table-cell table:number-columns-repeated="9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40161725067385">
            <text:p>0.1401617251</text:p>
          </table:table-cell>
          <table:table-cell office:value-type="float" office:value="0.231592892702956">
            <text:p>0.2315928927</text:p>
          </table:table-cell>
          <table:table-cell table:number-columns-repeated="9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38814016172507">
            <text:p>0.1388140162</text:p>
          </table:table-cell>
          <table:table-cell office:value-type="float" office:value="0.230997276482323">
            <text:p>0.2309972765</text:p>
          </table:table-cell>
          <table:table-cell table:number-columns-repeated="9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38814016172507">
            <text:p>0.1388140162</text:p>
          </table:table-cell>
          <table:table-cell office:value-type="float" office:value="0.230405051940433">
            <text:p>0.2304050519</text:p>
          </table:table-cell>
          <table:table-cell table:number-columns-repeated="9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38814016172507">
            <text:p>0.1388140162</text:p>
          </table:table-cell>
          <table:table-cell office:value-type="float" office:value="0.22981612456763">
            <text:p>0.2298161246</text:p>
          </table:table-cell>
          <table:table-cell table:number-columns-repeated="9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38814016172507">
            <text:p>0.1388140162</text:p>
          </table:table-cell>
          <table:table-cell office:value-type="float" office:value="0.229230395661847">
            <text:p>0.2292303957</text:p>
          </table:table-cell>
          <table:table-cell table:number-columns-repeated="9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38814016172507">
            <text:p>0.1388140162</text:p>
          </table:table-cell>
          <table:table-cell office:value-type="float" office:value="0.228647762926935">
            <text:p>0.2286477629</text:p>
          </table:table-cell>
          <table:table-cell table:number-columns-repeated="9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38814016172507">
            <text:p>0.1388140162</text:p>
          </table:table-cell>
          <table:table-cell office:value-type="float" office:value="0.228068121032563">
            <text:p>0.228068121</text:p>
          </table:table-cell>
          <table:table-cell table:number-columns-repeated="9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38814016172507">
            <text:p>0.1388140162</text:p>
          </table:table-cell>
          <table:table-cell office:value-type="float" office:value="0.227491362140994">
            <text:p>0.2274913621</text:p>
          </table:table-cell>
          <table:table-cell table:number-columns-repeated="9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34770889487871">
            <text:p>0.1347708895</text:p>
          </table:table-cell>
          <table:table-cell office:value-type="float" office:value="0.226917376462846">
            <text:p>0.2269173765</text:p>
          </table:table-cell>
          <table:table-cell table:number-columns-repeated="9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33423180592992">
            <text:p>0.1334231806</text:p>
          </table:table-cell>
          <table:table-cell office:value-type="float" office:value="0.226346052991714">
            <text:p>0.226346053</text:p>
          </table:table-cell>
          <table:table-cell table:number-columns-repeated="9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33423180592992">
            <text:p>0.1334231806</text:p>
          </table:table-cell>
          <table:table-cell office:value-type="float" office:value="0.225777280676927">
            <text:p>0.2257772807</text:p>
          </table:table-cell>
          <table:table-cell table:number-columns-repeated="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3423180592992">
            <text:p>0.1334231806</text:p>
          </table:table-cell>
          <table:table-cell office:value-type="float" office:value="0.225210950394426">
            <text:p>0.2252109504</text:p>
          </table:table-cell>
          <table:table-cell table:number-columns-repeated="9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33423180592992">
            <text:p>0.1334231806</text:p>
          </table:table-cell>
          <table:table-cell office:value-type="float" office:value="0.224646958111005">
            <text:p>0.2246469581</text:p>
          </table:table-cell>
          <table:table-cell table:number-columns-repeated="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33423180592992">
            <text:p>0.1334231806</text:p>
          </table:table-cell>
          <table:table-cell office:value-type="float" office:value="0.22408520953438">
            <text:p>0.2240852095</text:p>
          </table:table-cell>
          <table:table-cell table:number-columns-repeated="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30727762803235">
            <text:p>0.1307277628</text:p>
          </table:table-cell>
          <table:table-cell office:value-type="float" office:value="0.22352562624415">
            <text:p>0.2235256262</text:p>
          </table:table-cell>
          <table:table-cell table:number-columns-repeated="9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30727762803235">
            <text:p>0.1307277628</text:p>
          </table:table-cell>
          <table:table-cell office:value-type="float" office:value="0.222968152816959">
            <text:p>0.2229681528</text:p>
          </table:table-cell>
          <table:table-cell table:number-columns-repeated="9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28032345013477">
            <text:p>0.128032345</text:p>
          </table:table-cell>
          <table:table-cell office:value-type="float" office:value="0.222412763912489">
            <text:p>0.2224127639</text:p>
          </table:table-cell>
          <table:table-cell table:number-columns-repeated="9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2533692722372">
            <text:p>0.1253369272</text:p>
          </table:table-cell>
          <table:table-cell office:value-type="float" office:value="0.221859469893581">
            <text:p>0.2218594699</text:p>
          </table:table-cell>
          <table:table-cell table:number-columns-repeated="9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2533692722372">
            <text:p>0.1253369272</text:p>
          </table:table-cell>
          <table:table-cell office:value-type="float" office:value="0.22130831954232">
            <text:p>0.2213083195</text:p>
          </table:table-cell>
          <table:table-cell table:number-columns-repeated="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23989218328841">
            <text:p>0.1239892183</text:p>
          </table:table-cell>
          <table:table-cell office:value-type="float" office:value="0.220759398906715">
            <text:p>0.2207593989</text:p>
          </table:table-cell>
          <table:table-cell table:number-columns-repeated="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23989218328841">
            <text:p>0.1239892183</text:p>
          </table:table-cell>
          <table:table-cell office:value-type="float" office:value="0.220212826153275">
            <text:p>0.2202128262</text:p>
          </table:table-cell>
          <table:table-cell table:number-columns-repeated="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23989218328841">
            <text:p>0.1239892183</text:p>
          </table:table-cell>
          <table:table-cell office:value-type="float" office:value="0.219668743208229">
            <text:p>0.2196687432</text:p>
          </table:table-cell>
          <table:table-cell table:number-columns-repeated="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21293800539084">
            <text:p>0.1212938005</text:p>
          </table:table-cell>
          <table:table-cell office:value-type="float" office:value="0.219127305612847">
            <text:p>0.2191273056</text:p>
          </table:table-cell>
          <table:table-cell table:number-columns-repeated="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21293800539084">
            <text:p>0.1212938005</text:p>
          </table:table-cell>
          <table:table-cell office:value-type="float" office:value="0.218588672204504">
            <text:p>0.2185886722</text:p>
          </table:table-cell>
          <table:table-cell table:number-columns-repeated="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22641509433962">
            <text:p>0.1226415094</text:p>
          </table:table-cell>
          <table:table-cell office:value-type="float" office:value="0.21805299598492">
            <text:p>0.218052996</text:p>
          </table:table-cell>
          <table:table-cell table:number-columns-repeated="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22641509433962">
            <text:p>0.1226415094</text:p>
          </table:table-cell>
          <table:table-cell office:value-type="float" office:value="0.217520417027742">
            <text:p>0.217520417</text:p>
          </table:table-cell>
          <table:table-cell table:number-columns-repeated="9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22641509433962">
            <text:p>0.1226415094</text:p>
          </table:table-cell>
          <table:table-cell office:value-type="float" office:value="0.216991057725456">
            <text:p>0.2169910577</text:p>
          </table:table-cell>
          <table:table-cell table:number-columns-repeated="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21293800539084">
            <text:p>0.1212938005</text:p>
          </table:table-cell>
          <table:table-cell office:value-type="float" office:value="0.216465020237547">
            <text:p>0.2164650202</text:p>
          </table:table-cell>
          <table:table-cell table:number-columns-repeated="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21293800539084">
            <text:p>0.1212938005</text:p>
          </table:table-cell>
          <table:table-cell office:value-type="float" office:value="0.215942385741517">
            <text:p>0.2159423857</text:p>
          </table:table-cell>
          <table:table-cell table:number-columns-repeated="9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23989218328841">
            <text:p>0.1239892183</text:p>
          </table:table-cell>
          <table:table-cell office:value-type="float" office:value="0.215423214993713">
            <text:p>0.215423215</text:p>
          </table:table-cell>
          <table:table-cell table:number-columns-repeated="9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23989218328841">
            <text:p>0.1239892183</text:p>
          </table:table-cell>
          <table:table-cell office:value-type="float" office:value="0.214907549728285">
            <text:p>0.2149075497</text:p>
          </table:table-cell>
          <table:table-cell table:number-columns-repeated="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23989218328841">
            <text:p>0.1239892183</text:p>
          </table:table-cell>
          <table:table-cell office:value-type="float" office:value="0.214395414505544">
            <text:p>0.2143954145</text:p>
          </table:table-cell>
          <table:table-cell table:number-columns-repeated="9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23989218328841">
            <text:p>0.1239892183</text:p>
          </table:table-cell>
          <table:table-cell office:value-type="float" office:value="0.213886818722923">
            <text:p>0.2138868187</text:p>
          </table:table-cell>
          <table:table-cell table:number-columns-repeated="9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23989218328841">
            <text:p>0.1239892183</text:p>
          </table:table-cell>
          <table:table-cell office:value-type="float" office:value="0.213381758597321">
            <text:p>0.2133817586</text:p>
          </table:table-cell>
          <table:table-cell table:number-columns-repeated="9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23989218328841">
            <text:p>0.1239892183</text:p>
          </table:table-cell>
          <table:table-cell office:value-type="float" office:value="0.212880219004751">
            <text:p>0.212880219</text:p>
          </table:table-cell>
          <table:table-cell table:number-columns-repeated="9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23989218328841">
            <text:p>0.1239892183</text:p>
          </table:table-cell>
          <table:table-cell office:value-type="float" office:value="0.212382175119616">
            <text:p>0.2123821751</text:p>
          </table:table-cell>
          <table:table-cell table:number-columns-repeated="9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22641509433962">
            <text:p>0.1226415094</text:p>
          </table:table-cell>
          <table:table-cell office:value-type="float" office:value="0.211887593833614">
            <text:p>0.2118875938</text:p>
          </table:table-cell>
          <table:table-cell table:number-columns-repeated="9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22641509433962">
            <text:p>0.1226415094</text:p>
          </table:table-cell>
          <table:table-cell office:value-type="float" office:value="0.211396434957235">
            <text:p>0.211396435</text:p>
          </table:table-cell>
          <table:table-cell table:number-columns-repeated="9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21293800539084">
            <text:p>0.1212938005</text:p>
          </table:table-cell>
          <table:table-cell office:value-type="float" office:value="0.210908652219295">
            <text:p>0.2109086522</text:p>
          </table:table-cell>
          <table:table-cell table:number-columns-repeated="9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22641509433962">
            <text:p>0.1226415094</text:p>
          </table:table-cell>
          <table:table-cell office:value-type="float" office:value="0.210424194085328">
            <text:p>0.2104241941</text:p>
          </table:table-cell>
          <table:table-cell table:number-columns-repeated="9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22641509433962">
            <text:p>0.1226415094</text:p>
          </table:table-cell>
          <table:table-cell office:value-type="float" office:value="0.209943004416717">
            <text:p>0.2099430044</text:p>
          </table:table-cell>
          <table:table-cell table:number-columns-repeated="9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21293800539084">
            <text:p>0.1212938005</text:p>
          </table:table-cell>
          <table:table-cell office:value-type="float" office:value="0.209465022990989">
            <text:p>0.209465023</text:p>
          </table:table-cell>
          <table:table-cell table:number-columns-repeated="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18598382749326">
            <text:p>0.1185983827</text:p>
          </table:table-cell>
          <table:table-cell office:value-type="float" office:value="0.208990185900979">
            <text:p>0.2089901859</text:p>
          </table:table-cell>
          <table:table-cell table:number-columns-repeated="9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17250673854447">
            <text:p>0.1172506739</text:p>
          </table:table-cell>
          <table:table-cell office:value-type="float" office:value="0.20851842584741">
            <text:p>0.2085184258</text:p>
          </table:table-cell>
          <table:table-cell table:number-columns-repeated="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1455525606469">
            <text:p>0.1145552561</text:p>
          </table:table-cell>
          <table:table-cell office:value-type="float" office:value="0.208049672336102">
            <text:p>0.2080496723</text:p>
          </table:table-cell>
          <table:table-cell table:number-columns-repeated="9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1455525606469">
            <text:p>0.1145552561</text:p>
          </table:table-cell>
          <table:table-cell office:value-type="float" office:value="0.207583851787956">
            <text:p>0.2075838518</text:p>
          </table:table-cell>
          <table:table-cell table:number-columns-repeated="9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1455525606469">
            <text:p>0.1145552561</text:p>
          </table:table-cell>
          <table:table-cell office:value-type="float" office:value="0.207120887566923">
            <text:p>0.2071208876</text:p>
          </table:table-cell>
          <table:table-cell table:number-columns-repeated="9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1455525606469">
            <text:p>0.1145552561</text:p>
          </table:table-cell>
          <table:table-cell office:value-type="float" office:value="0.206660699928509">
            <text:p>0.2066606999</text:p>
          </table:table-cell>
          <table:table-cell table:number-columns-repeated="9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1455525606469">
            <text:p>0.1145552561</text:p>
          </table:table-cell>
          <table:table-cell office:value-type="float" office:value="0.206203205888899">
            <text:p>0.2062032059</text:p>
          </table:table-cell>
          <table:table-cell table:number-columns-repeated="9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1455525606469">
            <text:p>0.1145552561</text:p>
          </table:table-cell>
          <table:table-cell office:value-type="float" office:value="0.205748319012385">
            <text:p>0.205748319</text:p>
          </table:table-cell>
          <table:table-cell table:number-columns-repeated="9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1455525606469">
            <text:p>0.1145552561</text:p>
          </table:table-cell>
          <table:table-cell office:value-type="float" office:value="0.205295949112592">
            <text:p>0.2052959491</text:p>
          </table:table-cell>
          <table:table-cell table:number-columns-repeated="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1455525606469">
            <text:p>0.1145552561</text:p>
          </table:table-cell>
          <table:table-cell office:value-type="float" office:value="0.204846001860711">
            <text:p>0.2048460019</text:p>
          </table:table-cell>
          <table:table-cell table:number-columns-repeated="9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13207547169811">
            <text:p>0.1132075472</text:p>
          </table:table-cell>
          <table:table-cell office:value-type="float" office:value="0.204398378291787">
            <text:p>0.2043983783</text:p>
          </table:table-cell>
          <table:table-cell table:number-columns-repeated="9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13207547169811">
            <text:p>0.1132075472</text:p>
          </table:table-cell>
          <table:table-cell office:value-type="float" office:value="0.203952974198005">
            <text:p>0.2039529742</text:p>
          </table:table-cell>
          <table:table-cell table:number-columns-repeated="9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13207547169811">
            <text:p>0.1132075472</text:p>
          </table:table-cell>
          <table:table-cell office:value-type="float" office:value="0.203509679395925">
            <text:p>0.2035096794</text:p>
          </table:table-cell>
          <table:table-cell table:number-columns-repeated="9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13207547169811">
            <text:p>0.1132075472</text:p>
          </table:table-cell>
          <table:table-cell office:value-type="float" office:value="0.2030683768531">
            <text:p>0.2030683769</text:p>
          </table:table-cell>
          <table:table-cell table:number-columns-repeated="9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13207547169811">
            <text:p>0.1132075472</text:p>
          </table:table-cell>
          <table:table-cell office:value-type="float" office:value="0.202628941658609">
            <text:p>0.2026289417</text:p>
          </table:table-cell>
          <table:table-cell table:number-columns-repeated="9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11859838274933">
            <text:p>0.1118598383</text:p>
          </table:table-cell>
          <table:table-cell office:value-type="float" office:value="0.202191239822548">
            <text:p>0.2021912398</text:p>
          </table:table-cell>
          <table:table-cell table:number-columns-repeated="9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11859838274933">
            <text:p>0.1118598383</text:p>
          </table:table-cell>
          <table:table-cell office:value-type="float" office:value="0.201755126892141">
            <text:p>0.2017551269</text:p>
          </table:table-cell>
          <table:table-cell table:number-columns-repeated="9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11859838274933">
            <text:p>0.1118598383</text:p>
          </table:table-cell>
          <table:table-cell office:value-type="float" office:value="0.201320446378283">
            <text:p>0.2013204464</text:p>
          </table:table-cell>
          <table:table-cell table:number-columns-repeated="9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11859838274933">
            <text:p>0.1118598383</text:p>
          </table:table-cell>
          <table:table-cell office:value-type="float" office:value="0.200887027997802">
            <text:p>0.200887028</text:p>
          </table:table-cell>
          <table:table-cell table:number-columns-repeated="9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11859838274933">
            <text:p>0.1118598383</text:p>
          </table:table-cell>
          <table:table-cell office:value-type="float" office:value="0.200454685755986">
            <text:p>0.2004546858</text:p>
          </table:table-cell>
          <table:table-cell table:number-columns-repeated="9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11859838274933">
            <text:p>0.1118598383</text:p>
          </table:table-cell>
          <table:table-cell office:value-type="float" office:value="0.200023215924179">
            <text:p>0.2000232159</text:p>
          </table:table-cell>
          <table:table-cell table:number-columns-repeated="9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11859838274933">
            <text:p>0.1118598383</text:p>
          </table:table-cell>
          <table:table-cell office:value-type="float" office:value="0.199592395012008">
            <text:p>0.199592395</text:p>
          </table:table-cell>
          <table:table-cell table:number-columns-repeated="9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09164420485175">
            <text:p>0.1091644205</text:p>
          </table:table-cell>
          <table:table-cell office:value-type="float" office:value="0.199161977896647">
            <text:p>0.1991619779</text:p>
          </table:table-cell>
          <table:table-cell table:number-columns-repeated="9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07816711590296">
            <text:p>0.1078167116</text:p>
          </table:table-cell>
          <table:table-cell office:value-type="float" office:value="0.19873169635449">
            <text:p>0.1987316964</text:p>
          </table:table-cell>
          <table:table-cell table:number-columns-repeated="9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07816711590296">
            <text:p>0.1078167116</text:p>
          </table:table-cell>
          <table:table-cell office:value-type="float" office:value="0.198301258342118">
            <text:p>0.1983012583</text:p>
          </table:table-cell>
          <table:table-cell table:number-columns-repeated="9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06469002695418">
            <text:p>0.1064690027</text:p>
          </table:table-cell>
          <table:table-cell office:value-type="float" office:value="0.197870348484816">
            <text:p>0.1978703485</text:p>
          </table:table-cell>
          <table:table-cell table:number-columns-repeated="9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06469002695418">
            <text:p>0.1064690027</text:p>
          </table:table-cell>
          <table:table-cell office:value-type="float" office:value="0.197438630331814">
            <text:p>0.1974386303</text:p>
          </table:table-cell>
          <table:table-cell table:number-columns-repeated="9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06469002695418">
            <text:p>0.1064690027</text:p>
          </table:table-cell>
          <table:table-cell office:value-type="float" office:value="0.197005750992197">
            <text:p>0.197005751</text:p>
          </table:table-cell>
          <table:table-cell table:number-columns-repeated="9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07816711590296">
            <text:p>0.1078167116</text:p>
          </table:table-cell>
          <table:table-cell office:value-type="float" office:value="0.196571348722002">
            <text:p>0.1965713487</text:p>
          </table:table-cell>
          <table:table-cell table:number-columns-repeated="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06469002695418">
            <text:p>0.1064690027</text:p>
          </table:table-cell>
          <table:table-cell office:value-type="float" office:value="0.19613506383096">
            <text:p>0.1961350638</text:p>
          </table:table-cell>
          <table:table-cell table:number-columns-repeated="9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05121293800539">
            <text:p>0.1051212938</text:p>
          </table:table-cell>
          <table:table-cell office:value-type="float" office:value="0.195696552867338">
            <text:p>0.1956965529</text:p>
          </table:table-cell>
          <table:table-cell table:number-columns-repeated="9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05121293800539">
            <text:p>0.1051212938</text:p>
          </table:table-cell>
          <table:table-cell office:value-type="float" office:value="0.195255505417692">
            <text:p>0.1952555054</text:p>
          </table:table-cell>
          <table:table-cell table:number-columns-repeated="9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05121293800539">
            <text:p>0.1051212938</text:p>
          </table:table-cell>
          <table:table-cell office:value-type="float" office:value="0.194811662104225">
            <text:p>0.1948116621</text:p>
          </table:table-cell>
          <table:table-cell table:number-columns-repeated="9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05121293800539">
            <text:p>0.1051212938</text:p>
          </table:table-cell>
          <table:table-cell office:value-type="float" office:value="0.194364831657191">
            <text:p>0.1943648317</text:p>
          </table:table-cell>
          <table:table-cell table:number-columns-repeated="9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05121293800539">
            <text:p>0.1051212938</text:p>
          </table:table-cell>
          <table:table-cell office:value-type="float" office:value="0.193914904538756">
            <text:p>0.1939149045</text:p>
          </table:table-cell>
          <table:table-cell table:number-columns-repeated="9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05121293800539">
            <text:p>0.1051212938</text:p>
          </table:table-cell>
          <table:table-cell office:value-type="float" office:value="0.193461860736671">
            <text:p>0.1934618607</text:p>
          </table:table-cell>
          <table:table-cell table:number-columns-repeated="9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0377358490566">
            <text:p>0.1037735849</text:p>
          </table:table-cell>
          <table:table-cell office:value-type="float" office:value="0.193005770128769">
            <text:p>0.1930057701</text:p>
          </table:table-cell>
          <table:table-cell table:number-columns-repeated="9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0377358490566">
            <text:p>0.1037735849</text:p>
          </table:table-cell>
          <table:table-cell office:value-type="float" office:value="0.192546785107328">
            <text:p>0.1925467851</text:p>
          </table:table-cell>
          <table:table-cell table:number-columns-repeated="9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0377358490566">
            <text:p>0.1037735849</text:p>
          </table:table-cell>
          <table:table-cell office:value-type="float" office:value="0.192085126592201">
            <text:p>0.1920851266</text:p>
          </table:table-cell>
          <table:table-cell table:number-columns-repeated="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0377358490566">
            <text:p>0.1037735849</text:p>
          </table:table-cell>
          <table:table-cell office:value-type="float" office:value="0.191621065718092">
            <text:p>0.1916210657</text:p>
          </table:table-cell>
          <table:table-cell table:number-columns-repeated="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0377358490566">
            <text:p>0.1037735849</text:p>
          </table:table-cell>
          <table:table-cell office:value-type="float" office:value="0.191154904027179">
            <text:p>0.191154904</text:p>
          </table:table-cell>
          <table:table-cell table:number-columns-repeated="9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0377358490566">
            <text:p>0.1037735849</text:p>
          </table:table-cell>
          <table:table-cell office:value-type="float" office:value="0.190686954846605">
            <text:p>0.1906869548</text:p>
          </table:table-cell>
          <table:table-cell table:number-columns-repeated="9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0377358490566">
            <text:p>0.1037735849</text:p>
          </table:table-cell>
          <table:table-cell office:value-type="float" office:value="0.190217527838772">
            <text:p>0.1902175278</text:p>
          </table:table-cell>
          <table:table-cell table:number-columns-repeated="9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02425876010782">
            <text:p>0.102425876</text:p>
          </table:table-cell>
          <table:table-cell office:value-type="float" office:value="0.189746917775392">
            <text:p>0.1897469178</text:p>
          </table:table-cell>
          <table:table-cell table:number-columns-repeated="9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01078167115903">
            <text:p>0.1010781671</text:p>
          </table:table-cell>
          <table:table-cell office:value-type="float" office:value="0.189275397693902">
            <text:p>0.1892753977</text:p>
          </table:table-cell>
          <table:table-cell table:number-columns-repeated="9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01078167115903">
            <text:p>0.1010781671</text:p>
          </table:table-cell>
          <table:table-cell office:value-type="float" office:value="0.188803215935617">
            <text:p>0.1888032159</text:p>
          </table:table-cell>
          <table:table-cell table:number-columns-repeated="9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01078167115903">
            <text:p>0.1010781671</text:p>
          </table:table-cell>
          <table:table-cell office:value-type="float" office:value="0.188330596199916">
            <text:p>0.1883305962</text:p>
          </table:table-cell>
          <table:table-cell table:number-columns-repeated="9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01078167115903">
            <text:p>0.1010781671</text:p>
          </table:table-cell>
          <table:table-cell office:value-type="float" office:value="0.187857739642401">
            <text:p>0.1878577396</text:p>
          </table:table-cell>
          <table:table-cell table:number-columns-repeated="9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01078167115903">
            <text:p>0.1010781671</text:p>
          </table:table-cell>
          <table:table-cell office:value-type="float" office:value="0.187384828115891">
            <text:p>0.1873848281</text:p>
          </table:table-cell>
          <table:table-cell table:number-columns-repeated="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01078167115903">
            <text:p>0.1010781671</text:p>
          </table:table-cell>
          <table:table-cell office:value-type="float" office:value="0.186912027816523">
            <text:p>0.1869120278</text:p>
          </table:table-cell>
          <table:table-cell table:number-columns-repeated="9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01078167115903">
            <text:p>0.1010781671</text:p>
          </table:table-cell>
          <table:table-cell office:value-type="float" office:value="0.186439492788704">
            <text:p>0.1864394928</text:p>
          </table:table-cell>
          <table:table-cell table:number-columns-repeated="9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01078167115903">
            <text:p>0.1010781671</text:p>
          </table:table-cell>
          <table:table-cell office:value-type="float" office:value="0.185967367924325">
            <text:p>0.1859673679</text:p>
          </table:table-cell>
          <table:table-cell table:number-columns-repeated="9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01078167115903">
            <text:p>0.1010781671</text:p>
          </table:table-cell>
          <table:table-cell office:value-type="float" office:value="0.185495791247126">
            <text:p>0.1854957912</text:p>
          </table:table-cell>
          <table:table-cell table:number-columns-repeated="9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01078167115903">
            <text:p>0.1010781671</text:p>
          </table:table-cell>
          <table:table-cell office:value-type="float" office:value="0.185024895399254">
            <text:p>0.1850248954</text:p>
          </table:table-cell>
          <table:table-cell table:number-columns-repeated="9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01078167115903">
            <text:p>0.1010781671</text:p>
          </table:table-cell>
          <table:table-cell office:value-type="float" office:value="0.184554808346145">
            <text:p>0.1845548083</text:p>
          </table:table-cell>
          <table:table-cell table:number-columns-repeated="9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01078167115903">
            <text:p>0.1010781671</text:p>
          </table:table-cell>
          <table:table-cell office:value-type="float" office:value="0.184085653390374">
            <text:p>0.1840856534</text:p>
          </table:table-cell>
          <table:table-cell table:number-columns-repeated="9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01078167115903">
            <text:p>0.1010781671</text:p>
          </table:table-cell>
          <table:table-cell office:value-type="float" office:value="0.183617548636364">
            <text:p>0.1836175486</text:p>
          </table:table-cell>
          <table:table-cell table:number-columns-repeated="9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997304582210242">
            <text:p>0.0997304582</text:p>
          </table:table-cell>
          <table:table-cell office:value-type="float" office:value="0.183150606075923">
            <text:p>0.1831506061</text:p>
          </table:table-cell>
          <table:table-cell table:number-columns-repeated="9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997304582210242">
            <text:p>0.0997304582</text:p>
          </table:table-cell>
          <table:table-cell office:value-type="float" office:value="0.182684930470394">
            <text:p>0.1826849305</text:p>
          </table:table-cell>
          <table:table-cell table:number-columns-repeated="9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997304582210242">
            <text:p>0.0997304582</text:p>
          </table:table-cell>
          <table:table-cell office:value-type="float" office:value="0.182220618191359">
            <text:p>0.1822206182</text:p>
          </table:table-cell>
          <table:table-cell table:number-columns-repeated="9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997304582210242">
            <text:p>0.0997304582</text:p>
          </table:table-cell>
          <table:table-cell office:value-type="float" office:value="0.181757756152991">
            <text:p>0.1817577562</text:p>
          </table:table-cell>
          <table:table-cell table:number-columns-repeated="9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997304582210242">
            <text:p>0.0997304582</text:p>
          </table:table-cell>
          <table:table-cell office:value-type="float" office:value="0.181296420931706">
            <text:p>0.1812964209</text:p>
          </table:table-cell>
          <table:table-cell table:number-columns-repeated="9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997304582210242">
            <text:p>0.0997304582</text:p>
          </table:table-cell>
          <table:table-cell office:value-type="float" office:value="0.180836678128995">
            <text:p>0.1808366781</text:p>
          </table:table-cell>
          <table:table-cell table:number-columns-repeated="9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997304582210242">
            <text:p>0.0997304582</text:p>
          </table:table-cell>
          <table:table-cell office:value-type="float" office:value="0.180378581996923">
            <text:p>0.180378582</text:p>
          </table:table-cell>
          <table:table-cell table:number-columns-repeated="9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983827493261456">
            <text:p>0.0983827493</text:p>
          </table:table-cell>
          <table:table-cell office:value-type="float" office:value="0.179922175316213">
            <text:p>0.1799221753</text:p>
          </table:table-cell>
          <table:table-cell table:number-columns-repeated="9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983827493261456">
            <text:p>0.0983827493</text:p>
          </table:table-cell>
          <table:table-cell office:value-type="float" office:value="0.17946748949586">
            <text:p>0.1794674895</text:p>
          </table:table-cell>
          <table:table-cell table:number-columns-repeated="9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956873315363881">
            <text:p>0.0956873315</text:p>
          </table:table-cell>
          <table:table-cell office:value-type="float" office:value="0.179014544850769">
            <text:p>0.1790145449</text:p>
          </table:table-cell>
          <table:table-cell table:number-columns-repeated="9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956873315363881">
            <text:p>0.0956873315</text:p>
          </table:table-cell>
          <table:table-cell office:value-type="float" office:value="0.178563351008714">
            <text:p>0.178563351</text:p>
          </table:table-cell>
          <table:table-cell table:number-columns-repeated="9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956873315363881">
            <text:p>0.0956873315</text:p>
          </table:table-cell>
          <table:table-cell office:value-type="float" office:value="0.178113907398334">
            <text:p>0.1781139074</text:p>
          </table:table-cell>
          <table:table-cell table:number-columns-repeated="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943396226415094">
            <text:p>0.0943396226</text:p>
          </table:table-cell>
          <table:table-cell office:value-type="float" office:value="0.177666203774016">
            <text:p>0.1776662038</text:p>
          </table:table-cell>
          <table:table-cell table:number-columns-repeated="9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943396226415094">
            <text:p>0.0943396226</text:p>
          </table:table-cell>
          <table:table-cell office:value-type="float" office:value="0.177220220739957">
            <text:p>0.1772202207</text:p>
          </table:table-cell>
          <table:table-cell table:number-columns-repeated="9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943396226415094">
            <text:p>0.0943396226</text:p>
          </table:table-cell>
          <table:table-cell office:value-type="float" office:value="0.176775930243229">
            <text:p>0.1767759302</text:p>
          </table:table-cell>
          <table:table-cell table:number-columns-repeated="9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943396226415094">
            <text:p>0.0943396226</text:p>
          </table:table-cell>
          <table:table-cell office:value-type="float" office:value="0.176333296013687">
            <text:p>0.176333296</text:p>
          </table:table-cell>
          <table:table-cell table:number-columns-repeated="9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929919137466307">
            <text:p>0.0929919137</text:p>
          </table:table-cell>
          <table:table-cell office:value-type="float" office:value="0.175892273936746">
            <text:p>0.1758922739</text:p>
          </table:table-cell>
          <table:table-cell table:number-columns-repeated="9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916442048517521">
            <text:p>0.0916442049</text:p>
          </table:table-cell>
          <table:table-cell office:value-type="float" office:value="0.175452812353529">
            <text:p>0.1754528124</text:p>
          </table:table-cell>
          <table:table-cell table:number-columns-repeated="9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916442048517521">
            <text:p>0.0916442049</text:p>
          </table:table-cell>
          <table:table-cell office:value-type="float" office:value="0.175014852292276">
            <text:p>0.1750148523</text:p>
          </table:table-cell>
          <table:table-cell table:number-columns-repeated="9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916442048517521">
            <text:p>0.0916442049</text:p>
          </table:table-cell>
          <table:table-cell office:value-type="float" office:value="0.174578327645849">
            <text:p>0.1745783276</text:p>
          </table:table-cell>
          <table:table-cell table:number-columns-repeated="9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916442048517521">
            <text:p>0.0916442049</text:p>
          </table:table-cell>
          <table:table-cell office:value-type="float" office:value="0.174143165324355">
            <text:p>0.1741431653</text:p>
          </table:table-cell>
          <table:table-cell table:number-columns-repeated="9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916442048517521">
            <text:p>0.0916442049</text:p>
          </table:table-cell>
          <table:table-cell office:value-type="float" office:value="0.173709285430907">
            <text:p>0.1737092854</text:p>
          </table:table-cell>
          <table:table-cell table:number-columns-repeated="9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916442048517521">
            <text:p>0.0916442049</text:p>
          </table:table-cell>
          <table:table-cell office:value-type="float" office:value="0.173276601535241">
            <text:p>0.1732766015</text:p>
          </table:table-cell>
          <table:table-cell table:number-columns-repeated="9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916442048517521">
            <text:p>0.0916442049</text:p>
          </table:table-cell>
          <table:table-cell office:value-type="float" office:value="0.172845021157133">
            <text:p>0.1728450212</text:p>
          </table:table-cell>
          <table:table-cell table:number-columns-repeated="9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916442048517521">
            <text:p>0.0916442049</text:p>
          </table:table-cell>
          <table:table-cell office:value-type="float" office:value="0.172414446622882">
            <text:p>0.1724144466</text:p>
          </table:table-cell>
          <table:table-cell table:number-columns-repeated="9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16442048517521">
            <text:p>0.0916442049</text:p>
          </table:table-cell>
          <table:table-cell office:value-type="float" office:value="0.171984776525178">
            <text:p>0.1719847765</text:p>
          </table:table-cell>
          <table:table-cell table:number-columns-repeated="9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916442048517521">
            <text:p>0.0916442049</text:p>
          </table:table-cell>
          <table:table-cell office:value-type="float" office:value="0.17155590809565">
            <text:p>0.1715559081</text:p>
          </table:table-cell>
          <table:table-cell table:number-columns-repeated="9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916442048517521">
            <text:p>0.0916442049</text:p>
          </table:table-cell>
          <table:table-cell office:value-type="float" office:value="0.171127740870406">
            <text:p>0.1711277409</text:p>
          </table:table-cell>
          <table:table-cell table:number-columns-repeated="9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916442048517521">
            <text:p>0.0916442049</text:p>
          </table:table-cell>
          <table:table-cell office:value-type="float" office:value="0.170700182033704">
            <text:p>0.170700182</text:p>
          </table:table-cell>
          <table:table-cell table:number-columns-repeated="9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916442048517521">
            <text:p>0.0916442049</text:p>
          </table:table-cell>
          <table:table-cell office:value-type="float" office:value="0.170273153621873">
            <text:p>0.1702731536</text:p>
          </table:table-cell>
          <table:table-cell table:number-columns-repeated="9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902964959568733">
            <text:p>0.090296496</text:p>
          </table:table-cell>
          <table:table-cell office:value-type="float" office:value="0.169846601054752">
            <text:p>0.1698466011</text:p>
          </table:table-cell>
          <table:table-cell table:number-columns-repeated="9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902964959568733">
            <text:p>0.090296496</text:p>
          </table:table-cell>
          <table:table-cell office:value-type="float" office:value="0.169420500663272">
            <text:p>0.1694205007</text:p>
          </table:table-cell>
          <table:table-cell table:number-columns-repeated="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889487870619946">
            <text:p>0.0889487871</text:p>
          </table:table-cell>
          <table:table-cell office:value-type="float" office:value="0.168994860128483">
            <text:p>0.1689948601</text:p>
          </table:table-cell>
          <table:table-cell table:number-columns-repeated="9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889487870619946">
            <text:p>0.0889487871</text:p>
          </table:table-cell>
          <table:table-cell office:value-type="float" office:value="0.16856969929703">
            <text:p>0.1685696993</text:p>
          </table:table-cell>
          <table:table-cell table:number-columns-repeated="9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889487870619946">
            <text:p>0.0889487871</text:p>
          </table:table-cell>
          <table:table-cell office:value-type="float" office:value="0.168144990925235">
            <text:p>0.1681449909</text:p>
          </table:table-cell>
          <table:table-cell table:number-columns-repeated="9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889487870619946">
            <text:p>0.0889487871</text:p>
          </table:table-cell>
          <table:table-cell office:value-type="float" office:value="0.167720539276464">
            <text:p>0.1677205393</text:p>
          </table:table-cell>
          <table:table-cell table:number-columns-repeated="9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889487870619946">
            <text:p>0.0889487871</text:p>
          </table:table-cell>
          <table:table-cell office:value-type="float" office:value="0.167295798921623">
            <text:p>0.1672957989</text:p>
          </table:table-cell>
          <table:table-cell table:number-columns-repeated="9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889487870619946">
            <text:p>0.0889487871</text:p>
          </table:table-cell>
          <table:table-cell office:value-type="float" office:value="0.166869711066043">
            <text:p>0.1668697111</text:p>
          </table:table-cell>
          <table:table-cell table:number-columns-repeated="9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889487870619946">
            <text:p>0.0889487871</text:p>
          </table:table-cell>
          <table:table-cell office:value-type="float" office:value="0.166440742299861">
            <text:p>0.1664407423</text:p>
          </table:table-cell>
          <table:table-cell table:number-columns-repeated="9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889487870619946">
            <text:p>0.0889487871</text:p>
          </table:table-cell>
          <table:table-cell office:value-type="float" office:value="0.166007320973551">
            <text:p>0.166007321</text:p>
          </table:table-cell>
          <table:table-cell table:number-columns-repeated="9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889487870619946">
            <text:p>0.0889487871</text:p>
          </table:table-cell>
          <table:table-cell office:value-type="float" office:value="0.165568608612386">
            <text:p>0.1655686086</text:p>
          </table:table-cell>
          <table:table-cell table:number-columns-repeated="9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876010781671159">
            <text:p>0.0876010782</text:p>
          </table:table-cell>
          <table:table-cell office:value-type="float" office:value="0.165125134321235">
            <text:p>0.1651251343</text:p>
          </table:table-cell>
          <table:table-cell table:number-columns-repeated="9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862533692722372">
            <text:p>0.0862533693</text:p>
          </table:table-cell>
          <table:table-cell office:value-type="float" office:value="0.164678766924163">
            <text:p>0.1646787669</text:p>
          </table:table-cell>
          <table:table-cell table:number-columns-repeated="9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876010781671159">
            <text:p>0.0876010782</text:p>
          </table:table-cell>
          <table:table-cell office:value-type="float" office:value="0.164232023655333">
            <text:p>0.1642320237</text:p>
          </table:table-cell>
          <table:table-cell table:number-columns-repeated="9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862533692722372">
            <text:p>0.0862533693</text:p>
          </table:table-cell>
          <table:table-cell office:value-type="float" office:value="0.16378724273236">
            <text:p>0.1637872427</text:p>
          </table:table-cell>
          <table:table-cell table:number-columns-repeated="9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862533692722372">
            <text:p>0.0862533693</text:p>
          </table:table-cell>
          <table:table-cell office:value-type="float" office:value="0.163346103349325">
            <text:p>0.1633461033</text:p>
          </table:table-cell>
          <table:table-cell table:number-columns-repeated="9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862533692722372">
            <text:p>0.0862533693</text:p>
          </table:table-cell>
          <table:table-cell office:value-type="float" office:value="0.162909569704592">
            <text:p>0.1629095697</text:p>
          </table:table-cell>
          <table:table-cell table:number-columns-repeated="9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862533692722372">
            <text:p>0.0862533693</text:p>
          </table:table-cell>
          <table:table-cell office:value-type="float" office:value="0.162478067764535">
            <text:p>0.1624780678</text:p>
          </table:table-cell>
          <table:table-cell table:number-columns-repeated="9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862533692722372">
            <text:p>0.0862533693</text:p>
          </table:table-cell>
          <table:table-cell office:value-type="float" office:value="0.162051700863633">
            <text:p>0.1620517009</text:p>
          </table:table-cell>
          <table:table-cell table:number-columns-repeated="9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862533692722372">
            <text:p>0.0862533693</text:p>
          </table:table-cell>
          <table:table-cell office:value-type="float" office:value="0.161630412834117">
            <text:p>0.1616304128</text:p>
          </table:table-cell>
          <table:table-cell table:number-columns-repeated="9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862533692722372">
            <text:p>0.0862533693</text:p>
          </table:table-cell>
          <table:table-cell office:value-type="float" office:value="0.1612140855316">
            <text:p>0.1612140855</text:p>
          </table:table-cell>
          <table:table-cell table:number-columns-repeated="9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862533692722372">
            <text:p>0.0862533693</text:p>
          </table:table-cell>
          <table:table-cell office:value-type="float" office:value="0.160802587907455">
            <text:p>0.1608025879</text:p>
          </table:table-cell>
          <table:table-cell table:number-columns-repeated="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862533692722372">
            <text:p>0.0862533693</text:p>
          </table:table-cell>
          <table:table-cell office:value-type="float" office:value="0.160395796575261">
            <text:p>0.1603957966</text:p>
          </table:table-cell>
          <table:table-cell table:number-columns-repeated="9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862533692722372">
            <text:p>0.0862533693</text:p>
          </table:table-cell>
          <table:table-cell office:value-type="float" office:value="0.159993601981442">
            <text:p>0.159993602</text:p>
          </table:table-cell>
          <table:table-cell table:number-columns-repeated="9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862533692722372">
            <text:p>0.0862533693</text:p>
          </table:table-cell>
          <table:table-cell office:value-type="float" office:value="0.159595908292521">
            <text:p>0.1595959083</text:p>
          </table:table-cell>
          <table:table-cell table:number-columns-repeated="9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849056603773585">
            <text:p>0.0849056604</text:p>
          </table:table-cell>
          <table:table-cell office:value-type="float" office:value="0.159202631080157">
            <text:p>0.1592026311</text:p>
          </table:table-cell>
          <table:table-cell table:number-columns-repeated="9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849056603773585">
            <text:p>0.0849056604</text:p>
          </table:table-cell>
          <table:table-cell office:value-type="float" office:value="0.158813694625678">
            <text:p>0.1588136946</text:p>
          </table:table-cell>
          <table:table-cell table:number-columns-repeated="9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835579514824798">
            <text:p>0.0835579515</text:p>
          </table:table-cell>
          <table:table-cell office:value-type="float" office:value="0.158429029537795">
            <text:p>0.1584290295</text:p>
          </table:table-cell>
          <table:table-cell table:number-columns-repeated="9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835579514824798">
            <text:p>0.0835579515</text:p>
          </table:table-cell>
          <table:table-cell office:value-type="float" office:value="0.158048570867358">
            <text:p>0.1580485709</text:p>
          </table:table-cell>
          <table:table-cell table:number-columns-repeated="9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835579514824798">
            <text:p>0.0835579515</text:p>
          </table:table-cell>
          <table:table-cell office:value-type="float" office:value="0.157672256698943">
            <text:p>0.1576722567</text:p>
          </table:table-cell>
          <table:table-cell table:number-columns-repeated="9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835579514824798">
            <text:p>0.0835579515</text:p>
          </table:table-cell>
          <table:table-cell office:value-type="float" office:value="0.157300027133935">
            <text:p>0.1573000271</text:p>
          </table:table-cell>
          <table:table-cell table:number-columns-repeated="9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835579514824798">
            <text:p>0.0835579515</text:p>
          </table:table-cell>
          <table:table-cell office:value-type="float" office:value="0.15693182357211">
            <text:p>0.1569318236</text:p>
          </table:table-cell>
          <table:table-cell table:number-columns-repeated="9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835579514824798">
            <text:p>0.0835579515</text:p>
          </table:table-cell>
          <table:table-cell office:value-type="float" office:value="0.156567588211433">
            <text:p>0.1565675882</text:p>
          </table:table-cell>
          <table:table-cell table:number-columns-repeated="9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835579514824798">
            <text:p>0.0835579515</text:p>
          </table:table-cell>
          <table:table-cell office:value-type="float" office:value="0.156207263703264">
            <text:p>0.1562072637</text:p>
          </table:table-cell>
          <table:table-cell table:number-columns-repeated="9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835579514824798">
            <text:p>0.0835579515</text:p>
          </table:table-cell>
          <table:table-cell office:value-type="float" office:value="0.155850792916562">
            <text:p>0.1558507929</text:p>
          </table:table-cell>
          <table:table-cell table:number-columns-repeated="9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822102425876011">
            <text:p>0.0822102426</text:p>
          </table:table-cell>
          <table:table-cell office:value-type="float" office:value="0.155498118778137">
            <text:p>0.1554981188</text:p>
          </table:table-cell>
          <table:table-cell table:number-columns-repeated="9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822102425876011">
            <text:p>0.0822102426</text:p>
          </table:table-cell>
          <table:table-cell office:value-type="float" office:value="0.155149184166408">
            <text:p>0.1551491842</text:p>
          </table:table-cell>
          <table:table-cell table:number-columns-repeated="9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822102425876011">
            <text:p>0.0822102426</text:p>
          </table:table-cell>
          <table:table-cell office:value-type="float" office:value="0.154803931843817">
            <text:p>0.1548039318</text:p>
          </table:table-cell>
          <table:table-cell table:number-columns-repeated="9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822102425876011">
            <text:p>0.0822102426</text:p>
          </table:table-cell>
          <table:table-cell office:value-type="float" office:value="0.154462304418424">
            <text:p>0.1544623044</text:p>
          </table:table-cell>
          <table:table-cell table:number-columns-repeated="9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808625336927224">
            <text:p>0.0808625337</text:p>
          </table:table-cell>
          <table:table-cell office:value-type="float" office:value="0.154124244328859">
            <text:p>0.1541242443</text:p>
          </table:table-cell>
          <table:table-cell table:number-columns-repeated="9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8625336927224">
            <text:p>0.0808625337</text:p>
          </table:table-cell>
          <table:table-cell office:value-type="float" office:value="0.153789693849111">
            <text:p>0.1537896938</text:p>
          </table:table-cell>
          <table:table-cell table:number-columns-repeated="9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808625336927224">
            <text:p>0.0808625337</text:p>
          </table:table-cell>
          <table:table-cell office:value-type="float" office:value="0.153458595110862">
            <text:p>0.1534585951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808625336927224">
            <text:p>0.0808625337</text:p>
          </table:table-cell>
          <table:table-cell office:value-type="float" office:value="0.153130890141742">
            <text:p>0.1531308901</text:p>
          </table:table-cell>
          <table:table-cell table:number-columns-repeated="9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808625336927224">
            <text:p>0.0808625337</text:p>
          </table:table-cell>
          <table:table-cell office:value-type="float" office:value="0.152806520917991">
            <text:p>0.1528065209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808625336927224">
            <text:p>0.0808625337</text:p>
          </table:table-cell>
          <table:table-cell office:value-type="float" office:value="0.152485429429957">
            <text:p>0.1524854294</text:p>
          </table:table-cell>
          <table:table-cell table:number-columns-repeated="9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808625336927224">
            <text:p>0.0808625337</text:p>
          </table:table-cell>
          <table:table-cell office:value-type="float" office:value="0.152167557758664">
            <text:p>0.1521675578</text:p>
          </table:table-cell>
          <table:table-cell table:number-columns-repeated="9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808625336927224">
            <text:p>0.0808625337</text:p>
          </table:table-cell>
          <table:table-cell office:value-type="float" office:value="0.151852848161461">
            <text:p>0.1518528482</text:p>
          </table:table-cell>
          <table:table-cell table:number-columns-repeated="9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808625336927224">
            <text:p>0.0808625337</text:p>
          </table:table-cell>
          <table:table-cell office:value-type="float" office:value="0.15154124316464">
            <text:p>0.1515412432</text:p>
          </table:table-cell>
          <table:table-cell table:number-columns-repeated="9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808625336927224">
            <text:p>0.0808625337</text:p>
          </table:table-cell>
          <table:table-cell office:value-type="float" office:value="0.151232685660794">
            <text:p>0.1512326857</text:p>
          </table:table-cell>
          <table:table-cell table:number-columns-repeated="9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795148247978437">
            <text:p>0.0795148248</text:p>
          </table:table-cell>
          <table:table-cell office:value-type="float" office:value="0.150927119008741">
            <text:p>0.150927119</text:p>
          </table:table-cell>
          <table:table-cell table:number-columns-repeated="9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95148247978437">
            <text:p>0.0795148248</text:p>
          </table:table-cell>
          <table:table-cell office:value-type="float" office:value="0.15062448713388">
            <text:p>0.1506244871</text:p>
          </table:table-cell>
          <table:table-cell table:number-columns-repeated="9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795148247978437">
            <text:p>0.0795148248</text:p>
          </table:table-cell>
          <table:table-cell office:value-type="float" office:value="0.150324734627056">
            <text:p>0.1503247346</text:p>
          </table:table-cell>
          <table:table-cell table:number-columns-repeated="9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795148247978437">
            <text:p>0.0795148248</text:p>
          </table:table-cell>
          <table:table-cell office:value-type="float" office:value="0.15002780684019">
            <text:p>0.1500278068</text:p>
          </table:table-cell>
          <table:table-cell table:number-columns-repeated="9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795148247978437">
            <text:p>0.0795148248</text:p>
          </table:table-cell>
          <table:table-cell office:value-type="float" office:value="0.149733649977194">
            <text:p>0.14973365</text:p>
          </table:table-cell>
          <table:table-cell table:number-columns-repeated="9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795148247978437">
            <text:p>0.0795148248</text:p>
          </table:table-cell>
          <table:table-cell office:value-type="float" office:value="0.149442211178939">
            <text:p>0.1494422112</text:p>
          </table:table-cell>
          <table:table-cell table:number-columns-repeated="9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795148247978437">
            <text:p>0.0795148248</text:p>
          </table:table-cell>
          <table:table-cell office:value-type="float" office:value="0.149153438601333">
            <text:p>0.1491534386</text:p>
          </table:table-cell>
          <table:table-cell table:number-columns-repeated="9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795148247978437">
            <text:p>0.0795148248</text:p>
          </table:table-cell>
          <table:table-cell office:value-type="float" office:value="0.148867281485783">
            <text:p>0.1488672815</text:p>
          </table:table-cell>
          <table:table-cell table:number-columns-repeated="9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795148247978437">
            <text:p>0.0795148248</text:p>
          </table:table-cell>
          <table:table-cell office:value-type="float" office:value="0.148583690221591">
            <text:p>0.1485836902</text:p>
          </table:table-cell>
          <table:table-cell table:number-columns-repeated="9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795148247978437">
            <text:p>0.0795148248</text:p>
          </table:table-cell>
          <table:table-cell office:value-type="float" office:value="0.148302616400013">
            <text:p>0.1483026164</text:p>
          </table:table-cell>
          <table:table-cell table:number-columns-repeated="9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78167115902965">
            <text:p>0.0781671159</text:p>
          </table:table-cell>
          <table:table-cell office:value-type="float" office:value="0.148024012859927">
            <text:p>0.1480240129</text:p>
          </table:table-cell>
          <table:table-cell table:number-columns-repeated="9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8167115902965">
            <text:p>0.0781671159</text:p>
          </table:table-cell>
          <table:table-cell office:value-type="float" office:value="0.147747833725174">
            <text:p>0.1477478337</text:p>
          </table:table-cell>
          <table:table-cell table:number-columns-repeated="9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78167115902965">
            <text:p>0.0781671159</text:p>
          </table:table-cell>
          <table:table-cell office:value-type="float" office:value="0.147474034433798">
            <text:p>0.1474740344</text:p>
          </table:table-cell>
          <table:table-cell table:number-columns-repeated="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78167115902965">
            <text:p>0.0781671159</text:p>
          </table:table-cell>
          <table:table-cell office:value-type="float" office:value="0.14720257175949">
            <text:p>0.1472025718</text:p>
          </table:table-cell>
          <table:table-cell table:number-columns-repeated="9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78167115902965">
            <text:p>0.0781671159</text:p>
          </table:table-cell>
          <table:table-cell office:value-type="float" office:value="0.146933403825624">
            <text:p>0.1469334038</text:p>
          </table:table-cell>
          <table:table-cell table:number-columns-repeated="9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78167115902965">
            <text:p>0.0781671159</text:p>
          </table:table-cell>
          <table:table-cell office:value-type="float" office:value="0.146666490112326">
            <text:p>0.1466664901</text:p>
          </table:table-cell>
          <table:table-cell table:number-columns-repeated="9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78167115902965">
            <text:p>0.0781671159</text:p>
          </table:table-cell>
          <table:table-cell office:value-type="float" office:value="0.146401791457034">
            <text:p>0.1464017915</text:p>
          </table:table-cell>
          <table:table-cell table:number-columns-repeated="9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78167115902965">
            <text:p>0.0781671159</text:p>
          </table:table-cell>
          <table:table-cell office:value-type="float" office:value="0.146139270049049">
            <text:p>0.14613927</text:p>
          </table:table-cell>
          <table:table-cell table:number-columns-repeated="9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795148247978437">
            <text:p>0.0795148248</text:p>
          </table:table-cell>
          <table:table-cell office:value-type="float" office:value="0.145878889418542">
            <text:p>0.1458788894</text:p>
          </table:table-cell>
          <table:table-cell table:number-columns-repeated="9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795148247978437">
            <text:p>0.0795148248</text:p>
          </table:table-cell>
          <table:table-cell office:value-type="float" office:value="0.145620614420494">
            <text:p>0.1456206144</text:p>
          </table:table-cell>
          <table:table-cell table:number-columns-repeated="9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795148247978437">
            <text:p>0.0795148248</text:p>
          </table:table-cell>
          <table:table-cell office:value-type="float" office:value="0.145364411214026">
            <text:p>0.1453644112</text:p>
          </table:table-cell>
          <table:table-cell table:number-columns-repeated="9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808625336927224">
            <text:p>0.0808625337</text:p>
          </table:table-cell>
          <table:table-cell office:value-type="float" office:value="0.145110247237519">
            <text:p>0.1451102472</text:p>
          </table:table-cell>
          <table:table-cell table:number-columns-repeated="9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808625336927224">
            <text:p>0.0808625337</text:p>
          </table:table-cell>
          <table:table-cell office:value-type="float" office:value="0.144858091179928">
            <text:p>0.1448580912</text:p>
          </table:table-cell>
          <table:table-cell table:number-columns-repeated="9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808625336927224">
            <text:p>0.0808625337</text:p>
          </table:table-cell>
          <table:table-cell office:value-type="float" office:value="0.144607912948637">
            <text:p>0.1446079129</text:p>
          </table:table-cell>
          <table:table-cell table:number-columns-repeated="9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808625336927224">
            <text:p>0.0808625337</text:p>
          </table:table-cell>
          <table:table-cell office:value-type="float" office:value="0.144359683634172">
            <text:p>0.1443596836</text:p>
          </table:table-cell>
          <table:table-cell table:number-columns-repeated="9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808625336927224">
            <text:p>0.0808625337</text:p>
          </table:table-cell>
          <table:table-cell office:value-type="float" office:value="0.144113375472052">
            <text:p>0.1441133755</text:p>
          </table:table-cell>
          <table:table-cell table:number-columns-repeated="9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808625336927224">
            <text:p>0.0808625337</text:p>
          </table:table-cell>
          <table:table-cell office:value-type="float" office:value="0.143868961802044">
            <text:p>0.1438689618</text:p>
          </table:table-cell>
          <table:table-cell table:number-columns-repeated="9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808625336927224">
            <text:p>0.0808625337</text:p>
          </table:table-cell>
          <table:table-cell office:value-type="float" office:value="0.143626417025042">
            <text:p>0.143626417</text:p>
          </table:table-cell>
          <table:table-cell table:number-columns-repeated="9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808625336927224">
            <text:p>0.0808625337</text:p>
          </table:table-cell>
          <table:table-cell office:value-type="float" office:value="0.143385716557768">
            <text:p>0.1433857166</text:p>
          </table:table-cell>
          <table:table-cell table:number-columns-repeated="9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808625336927224">
            <text:p>0.0808625337</text:p>
          </table:table-cell>
          <table:table-cell office:value-type="float" office:value="0.14314683678551">
            <text:p>0.1431468368</text:p>
          </table:table-cell>
          <table:table-cell table:number-columns-repeated="9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808625336927224">
            <text:p>0.0808625337</text:p>
          </table:table-cell>
          <table:table-cell office:value-type="float" office:value="0.142909755013055">
            <text:p>0.142909755</text:p>
          </table:table-cell>
          <table:table-cell table:number-columns-repeated="9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808625336927224">
            <text:p>0.0808625337</text:p>
          </table:table-cell>
          <table:table-cell office:value-type="float" office:value="0.142674449414016">
            <text:p>0.1426744494</text:p>
          </table:table-cell>
          <table:table-cell table:number-columns-repeated="9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808625336927224">
            <text:p>0.0808625337</text:p>
          </table:table-cell>
          <table:table-cell office:value-type="float" office:value="0.142440898978725">
            <text:p>0.142440899</text:p>
          </table:table-cell>
          <table:table-cell table:number-columns-repeated="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808625336927224">
            <text:p>0.0808625337</text:p>
          </table:table-cell>
          <table:table-cell office:value-type="float" office:value="0.142209083460891">
            <text:p>0.1422090835</text:p>
          </table:table-cell>
          <table:table-cell table:number-columns-repeated="9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808625336927224">
            <text:p>0.0808625337</text:p>
          </table:table-cell>
          <table:table-cell office:value-type="float" office:value="0.141978983323229">
            <text:p>0.1419789833</text:p>
          </table:table-cell>
          <table:table-cell table:number-columns-repeated="9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808625336927224">
            <text:p>0.0808625337</text:p>
          </table:table-cell>
          <table:table-cell office:value-type="float" office:value="0.141750579682285">
            <text:p>0.1417505797</text:p>
          </table:table-cell>
          <table:table-cell table:number-columns-repeated="9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08625336927224">
            <text:p>0.0808625337</text:p>
          </table:table-cell>
          <table:table-cell office:value-type="float" office:value="0.141523854252708">
            <text:p>0.1415238543</text:p>
          </table:table-cell>
          <table:table-cell table:number-columns-repeated="9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808625336927224">
            <text:p>0.0808625337</text:p>
          </table:table-cell>
          <table:table-cell office:value-type="float" office:value="0.141298789291228">
            <text:p>0.1412987893</text:p>
          </table:table-cell>
          <table:table-cell table:number-columns-repeated="9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808625336927224">
            <text:p>0.0808625337</text:p>
          </table:table-cell>
          <table:table-cell office:value-type="float" office:value="0.141075367540649">
            <text:p>0.1410753675</text:p>
          </table:table-cell>
          <table:table-cell table:number-columns-repeated="9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808625336927224">
            <text:p>0.0808625337</text:p>
          </table:table-cell>
          <table:table-cell office:value-type="float" office:value="0.140853572174158">
            <text:p>0.1408535722</text:p>
          </table:table-cell>
          <table:table-cell table:number-columns-repeated="9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808625336927224">
            <text:p>0.0808625337</text:p>
          </table:table-cell>
          <table:table-cell office:value-type="float" office:value="0.140633386740278">
            <text:p>0.1406333867</text:p>
          </table:table-cell>
          <table:table-cell table:number-columns-repeated="9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808625336927224">
            <text:p>0.0808625337</text:p>
          </table:table-cell>
          <table:table-cell office:value-type="float" office:value="0.140414795108835">
            <text:p>0.1404147951</text:p>
          </table:table-cell>
          <table:table-cell table:number-columns-repeated="9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808625336927224">
            <text:p>0.0808625337</text:p>
          </table:table-cell>
          <table:table-cell office:value-type="float" office:value="0.140197781418264">
            <text:p>0.1401977814</text:p>
          </table:table-cell>
          <table:table-cell table:number-columns-repeated="9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808625336927224">
            <text:p>0.0808625337</text:p>
          </table:table-cell>
          <table:table-cell office:value-type="float" office:value="0.139982330024639">
            <text:p>0.13998233</text:p>
          </table:table-cell>
          <table:table-cell table:number-columns-repeated="9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808625336927224">
            <text:p>0.0808625337</text:p>
          </table:table-cell>
          <table:table-cell office:value-type="float" office:value="0.139768425452764">
            <text:p>0.1397684255</text:p>
          </table:table-cell>
          <table:table-cell table:number-columns-repeated="9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808625336927224">
            <text:p>0.0808625337</text:p>
          </table:table-cell>
          <table:table-cell office:value-type="float" office:value="0.139556052349678">
            <text:p>0.1395560523</text:p>
          </table:table-cell>
          <table:table-cell table:number-columns-repeated="9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08625336927224">
            <text:p>0.0808625337</text:p>
          </table:table-cell>
          <table:table-cell office:value-type="float" office:value="0.139345195440898">
            <text:p>0.1393451954</text:p>
          </table:table-cell>
          <table:table-cell table:number-columns-repeated="9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808625336927224">
            <text:p>0.0808625337</text:p>
          </table:table-cell>
          <table:table-cell office:value-type="float" office:value="0.139135839489708">
            <text:p>0.1391358395</text:p>
          </table:table-cell>
          <table:table-cell table:number-columns-repeated="9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808625336927224">
            <text:p>0.0808625337</text:p>
          </table:table-cell>
          <table:table-cell office:value-type="float" office:value="0.138927969259755">
            <text:p>0.1389279693</text:p>
          </table:table-cell>
          <table:table-cell table:number-columns-repeated="9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808625336927224">
            <text:p>0.0808625337</text:p>
          </table:table-cell>
          <table:table-cell office:value-type="float" office:value="0.138721569481207">
            <text:p>0.1387215695</text:p>
          </table:table-cell>
          <table:table-cell table:number-columns-repeated="9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808625336927224">
            <text:p>0.0808625337</text:p>
          </table:table-cell>
          <table:table-cell office:value-type="float" office:value="0.138516624820666">
            <text:p>0.1385166248</text:p>
          </table:table-cell>
          <table:table-cell table:number-columns-repeated="9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795148247978437">
            <text:p>0.0795148248</text:p>
          </table:table-cell>
          <table:table-cell office:value-type="float" office:value="0.138313119855002">
            <text:p>0.1383131199</text:p>
          </table:table-cell>
          <table:table-cell table:number-columns-repeated="9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795148247978437">
            <text:p>0.0795148248</text:p>
          </table:table-cell>
          <table:table-cell office:value-type="float" office:value="0.138111039049226">
            <text:p>0.138111039</text:p>
          </table:table-cell>
          <table:table-cell table:number-columns-repeated="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795148247978437">
            <text:p>0.0795148248</text:p>
          </table:table-cell>
          <table:table-cell office:value-type="float" office:value="0.137910366738489">
            <text:p>0.1379103667</text:p>
          </table:table-cell>
          <table:table-cell table:number-columns-repeated="9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795148247978437">
            <text:p>0.0795148248</text:p>
          </table:table-cell>
          <table:table-cell office:value-type="float" office:value="0.137711087114241">
            <text:p>0.1377110871</text:p>
          </table:table-cell>
          <table:table-cell table:number-columns-repeated="9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795148247978437">
            <text:p>0.0795148248</text:p>
          </table:table-cell>
          <table:table-cell office:value-type="float" office:value="0.137513184214564">
            <text:p>0.1375131842</text:p>
          </table:table-cell>
          <table:table-cell table:number-columns-repeated="9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95148247978437">
            <text:p>0.0795148248</text:p>
          </table:table-cell>
          <table:table-cell office:value-type="float" office:value="0.137316641918623">
            <text:p>0.1373166419</text:p>
          </table:table-cell>
          <table:table-cell table:number-columns-repeated="9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795148247978437">
            <text:p>0.0795148248</text:p>
          </table:table-cell>
          <table:table-cell office:value-type="float" office:value="0.137121443945203">
            <text:p>0.1371214439</text:p>
          </table:table-cell>
          <table:table-cell table:number-columns-repeated="9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795148247978437">
            <text:p>0.0795148248</text:p>
          </table:table-cell>
          <table:table-cell office:value-type="float" office:value="0.13692757385519">
            <text:p>0.1369275739</text:p>
          </table:table-cell>
          <table:table-cell table:number-columns-repeated="9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795148247978437">
            <text:p>0.0795148248</text:p>
          </table:table-cell>
          <table:table-cell office:value-type="float" office:value="0.136735015057908">
            <text:p>0.1367350151</text:p>
          </table:table-cell>
          <table:table-cell table:number-columns-repeated="9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795148247978437">
            <text:p>0.0795148248</text:p>
          </table:table-cell>
          <table:table-cell office:value-type="float" office:value="0.136543750821129">
            <text:p>0.1365437508</text:p>
          </table:table-cell>
          <table:table-cell table:number-columns-repeated="9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795148247978437">
            <text:p>0.0795148248</text:p>
          </table:table-cell>
          <table:table-cell office:value-type="float" office:value="0.13635376428459">
            <text:p>0.1363537643</text:p>
          </table:table-cell>
          <table:table-cell table:number-columns-repeated="9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795148247978437">
            <text:p>0.0795148248</text:p>
          </table:table-cell>
          <table:table-cell office:value-type="float" office:value="0.1361650384768">
            <text:p>0.1361650385</text:p>
          </table:table-cell>
          <table:table-cell table:number-columns-repeated="9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795148247978437">
            <text:p>0.0795148248</text:p>
          </table:table-cell>
          <table:table-cell office:value-type="float" office:value="0.13597755633492">
            <text:p>0.1359775563</text:p>
          </table:table-cell>
          <table:table-cell table:number-columns-repeated="9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795148247978437">
            <text:p>0.0795148248</text:p>
          </table:table-cell>
          <table:table-cell office:value-type="float" office:value="0.13579130072745">
            <text:p>0.1357913007</text:p>
          </table:table-cell>
          <table:table-cell table:number-columns-repeated="9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795148247978437">
            <text:p>0.0795148248</text:p>
          </table:table-cell>
          <table:table-cell office:value-type="float" office:value="0.13560625447945">
            <text:p>0.1356062545</text:p>
          </table:table-cell>
          <table:table-cell table:number-columns-repeated="9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795148247978437">
            <text:p>0.0795148248</text:p>
          </table:table-cell>
          <table:table-cell office:value-type="float" office:value="0.135422400399994">
            <text:p>0.1354224004</text:p>
          </table:table-cell>
          <table:table-cell table:number-columns-repeated="9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795148247978437">
            <text:p>0.0795148248</text:p>
          </table:table-cell>
          <table:table-cell office:value-type="float" office:value="0.135239721311526">
            <text:p>0.1352397213</text:p>
          </table:table-cell>
          <table:table-cell table:number-columns-repeated="9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795148247978437">
            <text:p>0.0795148248</text:p>
          </table:table-cell>
          <table:table-cell office:value-type="float" office:value="0.135058200080774">
            <text:p>0.1350582001</text:p>
          </table:table-cell>
          <table:table-cell table:number-columns-repeated="9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795148247978437">
            <text:p>0.0795148248</text:p>
          </table:table-cell>
          <table:table-cell office:value-type="float" office:value="0.134877819650839">
            <text:p>0.1348778197</text:p>
          </table:table-cell>
          <table:table-cell table:number-columns-repeated="9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795148247978437">
            <text:p>0.0795148248</text:p>
          </table:table-cell>
          <table:table-cell office:value-type="float" office:value="0.134698563074077">
            <text:p>0.1346985631</text:p>
          </table:table-cell>
          <table:table-cell table:number-columns-repeated="9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795148247978437">
            <text:p>0.0795148248</text:p>
          </table:table-cell>
          <table:table-cell office:value-type="float" office:value="0.134520413545355">
            <text:p>0.1345204135</text:p>
          </table:table-cell>
          <table:table-cell table:number-columns-repeated="9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795148247978437">
            <text:p>0.0795148248</text:p>
          </table:table-cell>
          <table:table-cell office:value-type="float" office:value="0.134343354435245">
            <text:p>0.1343433544</text:p>
          </table:table-cell>
          <table:table-cell table:number-columns-repeated="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795148247978437">
            <text:p>0.0795148248</text:p>
          </table:table-cell>
          <table:table-cell office:value-type="float" office:value="0.134167369322742">
            <text:p>0.1341673693</text:p>
          </table:table-cell>
          <table:table-cell table:number-columns-repeated="9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795148247978437">
            <text:p>0.0795148248</text:p>
          </table:table-cell>
          <table:table-cell office:value-type="float" office:value="0.133992442027048">
            <text:p>0.133992442</text:p>
          </table:table-cell>
          <table:table-cell table:number-columns-repeated="9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795148247978437">
            <text:p>0.0795148248</text:p>
          </table:table-cell>
          <table:table-cell office:value-type="float" office:value="0.133818556637993">
            <text:p>0.1338185566</text:p>
          </table:table-cell>
          <table:table-cell table:number-columns-repeated="9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795148247978437">
            <text:p>0.0795148248</text:p>
          </table:table-cell>
          <table:table-cell office:value-type="float" office:value="0.133645697544673">
            <text:p>0.1336456975</text:p>
          </table:table-cell>
          <table:table-cell table:number-columns-repeated="9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795148247978437">
            <text:p>0.0795148248</text:p>
          </table:table-cell>
          <table:table-cell office:value-type="float" office:value="0.133473849461904">
            <text:p>0.1334738495</text:p>
          </table:table-cell>
          <table:table-cell table:number-columns-repeated="9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78167115902965">
            <text:p>0.0781671159</text:p>
          </table:table-cell>
          <table:table-cell office:value-type="float" office:value="0.133302997454116">
            <text:p>0.1333029975</text:p>
          </table:table-cell>
          <table:table-cell table:number-columns-repeated="9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78167115902965">
            <text:p>0.0781671159</text:p>
          </table:table-cell>
          <table:table-cell office:value-type="float" office:value="0.133133126956364">
            <text:p>0.133133127</text:p>
          </table:table-cell>
          <table:table-cell table:number-columns-repeated="9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78167115902965">
            <text:p>0.0781671159</text:p>
          </table:table-cell>
          <table:table-cell office:value-type="float" office:value="0.132964223792165">
            <text:p>0.1329642238</text:p>
          </table:table-cell>
          <table:table-cell table:number-columns-repeated="9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78167115902965">
            <text:p>0.0781671159</text:p>
          </table:table-cell>
          <table:table-cell office:value-type="float" office:value="0.132796274187936">
            <text:p>0.1327962742</text:p>
          </table:table-cell>
          <table:table-cell table:number-columns-repeated="9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78167115902965">
            <text:p>0.0781671159</text:p>
          </table:table-cell>
          <table:table-cell office:value-type="float" office:value="0.132629264783862">
            <text:p>0.1326292648</text:p>
          </table:table-cell>
          <table:table-cell table:number-columns-repeated="9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768194070080862">
            <text:p>0.076819407</text:p>
          </table:table-cell>
          <table:table-cell office:value-type="float" office:value="0.1324631826411">
            <text:p>0.1324631826</text:p>
          </table:table-cell>
          <table:table-cell table:number-columns-repeated="9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754716981132075">
            <text:p>0.0754716981</text:p>
          </table:table-cell>
          <table:table-cell office:value-type="float" office:value="0.132298015245273">
            <text:p>0.1322980152</text:p>
          </table:table-cell>
          <table:table-cell table:number-columns-repeated="9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754716981132075">
            <text:p>0.0754716981</text:p>
          </table:table-cell>
          <table:table-cell office:value-type="float" office:value="0.132133750506296">
            <text:p>0.1321337505</text:p>
          </table:table-cell>
          <table:table-cell table:number-columns-repeated="9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754716981132075">
            <text:p>0.0754716981</text:p>
          </table:table-cell>
          <table:table-cell office:value-type="float" office:value="0.131970376754633">
            <text:p>0.1319703768</text:p>
          </table:table-cell>
          <table:table-cell table:number-columns-repeated="9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754716981132075">
            <text:p>0.0754716981</text:p>
          </table:table-cell>
          <table:table-cell office:value-type="float" office:value="0.131807882734154">
            <text:p>0.1318078827</text:p>
          </table:table-cell>
          <table:table-cell table:number-columns-repeated="9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754716981132075">
            <text:p>0.0754716981</text:p>
          </table:table-cell>
          <table:table-cell office:value-type="float" office:value="0.1316462575918">
            <text:p>0.1316462576</text:p>
          </table:table-cell>
          <table:table-cell table:number-columns-repeated="9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754716981132075">
            <text:p>0.0754716981</text:p>
          </table:table-cell>
          <table:table-cell office:value-type="float" office:value="0.131485490864348">
            <text:p>0.1314854909</text:p>
          </table:table-cell>
          <table:table-cell table:number-columns-repeated="9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754716981132075">
            <text:p>0.0754716981</text:p>
          </table:table-cell>
          <table:table-cell office:value-type="float" office:value="0.131325572462567">
            <text:p>0.1313255725</text:p>
          </table:table-cell>
          <table:table-cell table:number-columns-repeated="9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754716981132075">
            <text:p>0.0754716981</text:p>
          </table:table-cell>
          <table:table-cell office:value-type="float" office:value="0.131166492653134">
            <text:p>0.1311664927</text:p>
          </table:table-cell>
          <table:table-cell table:number-columns-repeated="9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754716981132075">
            <text:p>0.0754716981</text:p>
          </table:table-cell>
          <table:table-cell office:value-type="float" office:value="0.131008242038659">
            <text:p>0.131008242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741239892183289">
            <text:p>0.0741239892</text:p>
          </table:table-cell>
          <table:table-cell office:value-type="float" office:value="0.130850811536223">
            <text:p>0.130850811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15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5:49:49</dc:date>
    <dc:creator>steve </dc:creator>
    <meta:generator>LibreOffice/3.4$Unix LibreOffice_project/340m1$Build-402</meta:generator>
    <meta:editing-duration>PT58S</meta:editing-duration>
    <meta:editing-cycles>1</meta:editing-cycles>
    <meta:document-statistic meta:table-count="1" meta:cell-count="15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scatter" chart:style-name="ch1">
        <chart:title svg:x="5.087cm" svg:y="0.315cm" chart:style-name="ch2">
          <text:p>Misclassification vs. Epochs</text:p>
        </chart:title>
        <chart:legend chart:legend-position="end" svg:x="10.69cm" svg:y="4.2cm" style:legend-expansion="high" chart:style-name="ch3"/>
        <chart:plot-area chart:style-name="ch4" table:cell-range-address="Sheet1.A1:Sheet1.B501" chart:data-source-has-labels="row" svg:x="1.331cm" svg:y="1.631cm" svg:width="8.719cm" svg:height="6.207cm">
          <chartooo:coordinate-region svg:x="2.058cm" svg:y="1.83cm" svg:width="7.712cm" svg:height="5.361cm"/>
          <chart:axis chart:dimension="x" chart:name="primary-x" chart:style-name="ch5">
            <chart:title svg:x="5.09cm" svg:y="8.017cm" chart:style-name="ch6">
              <text:p>Epochs</text:p>
            </chart:title>
          </chart:axis>
          <chart:axis chart:dimension="y" chart:name="primary-y" chart:style-name="ch5">
            <chart:title svg:x="0.451cm" svg:y="5.969cm" chart:style-name="ch7">
              <text:p>Misclassification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ercent Misclassific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932614555256065">
                <text:p>0.932614555256065</text:p>
                <draw:g>
                  <svg:desc>Sheet1.B2:Sheet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1266846361186">
                <text:p>0.931266846361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9137466307278">
                <text:p>0.919137466307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0835579514825">
                <text:p>0.890835579514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44474393531">
                <text:p>0.8544474393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8274932614555">
                <text:p>0.838274932614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6711590296496">
                <text:p>0.816711590296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87061994609164">
                <text:p>0.787061994609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7412398921833">
                <text:p>0.757412398921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3989218328841">
                <text:p>0.7398921832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22371967654986">
                <text:p>0.722371967654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9811320754717">
                <text:p>0.69811320754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73854447439353">
                <text:p>0.673854447439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4986522911051">
                <text:p>0.65498652291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54986522911051">
                <text:p>0.654986522911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533692722372">
                <text:p>0.62533692722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07816711590296">
                <text:p>0.607816711590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01078167115903">
                <text:p>0.601078167115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2210242587601">
                <text:p>0.582210242587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61994609164421">
                <text:p>0.561994609164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48517520215633">
                <text:p>0.548517520215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40431266846361">
                <text:p>0.540431266846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29649595687332">
                <text:p>0.529649595687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12129380053908">
                <text:p>0.512129380053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06738544474394">
                <text:p>0.50673854447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01347708894879">
                <text:p>0.501347708894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1913746630728">
                <text:p>0.491913746630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827493261456">
                <text:p>0.483827493261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79784366576819">
                <text:p>0.479784366576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64959568733154">
                <text:p>0.464959568733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54177897574124">
                <text:p>0.454177897574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40700808625337">
                <text:p>0.440700808625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35309973045822">
                <text:p>0.435309973045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1832884097035">
                <text:p>0.421832884097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11051212938005">
                <text:p>0.411051212938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574123989218">
                <text:p>0.397574123989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90835579514825">
                <text:p>0.390835579514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81401617250674">
                <text:p>0.381401617250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69272237196765">
                <text:p>0.369272237196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61185983827493">
                <text:p>0.361185983827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59838274932615">
                <text:p>0.3598382749326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544474393531">
                <text:p>0.3544474393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50404312668464">
                <text:p>0.350404312668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49056603773585">
                <text:p>0.349056603773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51752021563342">
                <text:p>0.351752021563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46361185983827">
                <text:p>0.346361185983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45013477088949">
                <text:p>0.345013477088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42318059299191">
                <text:p>0.342318059299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38274932614555">
                <text:p>0.338274932614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30188679245283">
                <text:p>0.330188679245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22102425876011">
                <text:p>0.322102425876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19407008086253">
                <text:p>0.3194070080862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16711590296496">
                <text:p>0.316711590296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1266846361186">
                <text:p>0.31266846361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09973045822102">
                <text:p>0.309973045822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08625336927224">
                <text:p>0.308625336927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04582210242588">
                <text:p>0.304582210242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03234501347709">
                <text:p>0.303234501347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0188679245283">
                <text:p>0.30188679245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99191374663073">
                <text:p>0.299191374663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96495956873315">
                <text:p>0.296495956873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96495956873315">
                <text:p>0.296495956873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93800539083558">
                <text:p>0.293800539083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911051212938">
                <text:p>0.2911051212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83018867924528">
                <text:p>0.283018867924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77628032345013">
                <text:p>0.277628032345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73584905660377">
                <text:p>0.273584905660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72237196765499">
                <text:p>0.272237196765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72237196765499">
                <text:p>0.272237196765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72237196765499">
                <text:p>0.272237196765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69541778975741">
                <text:p>0.269541778975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69541778975741">
                <text:p>0.269541778975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66846361185984">
                <text:p>0.266846361185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68194070080862">
                <text:p>0.268194070080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8194070080862">
                <text:p>0.268194070080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62803234501348">
                <text:p>0.262803234501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58760107816712">
                <text:p>0.258760107816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54716981132075">
                <text:p>0.254716981132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50673854447439">
                <text:p>0.250673854447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46630727762803">
                <text:p>0.246630727762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43935309973046">
                <text:p>0.243935309973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42587601078167">
                <text:p>0.242587601078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41239892183288">
                <text:p>0.241239892183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3989218328841">
                <text:p>0.239892183288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38544474393531">
                <text:p>0.2385444743935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37196765498652">
                <text:p>0.237196765498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33153638814016">
                <text:p>0.233153638814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31805929919137">
                <text:p>0.231805929919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31805929919137">
                <text:p>0.231805929919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30458221024259">
                <text:p>0.230458221024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30458221024259">
                <text:p>0.230458221024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2911051212938">
                <text:p>0.22911051212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2911051212938">
                <text:p>0.22911051212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27762803234501">
                <text:p>0.2277628032345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26415094339623">
                <text:p>0.2264150943396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21024258760108">
                <text:p>0.221024258760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16981132075472">
                <text:p>0.2169811320754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16981132075472">
                <text:p>0.2169811320754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12938005390836">
                <text:p>0.212938005390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12938005390836">
                <text:p>0.2129380053908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11590296495957">
                <text:p>0.211590296495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08894878706199">
                <text:p>0.208894878706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07547169811321">
                <text:p>0.207547169811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07547169811321">
                <text:p>0.2075471698113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07547169811321">
                <text:p>0.207547169811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04851752021563">
                <text:p>0.204851752021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04851752021563">
                <text:p>0.204851752021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04851752021563">
                <text:p>0.2048517520215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04851752021563">
                <text:p>0.2048517520215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04851752021563">
                <text:p>0.204851752021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03504043126685">
                <text:p>0.2035040431266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03504043126685">
                <text:p>0.2035040431266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03504043126685">
                <text:p>0.2035040431266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02156334231806">
                <text:p>0.2021563342318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00808625336927">
                <text:p>0.2008086253369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200808625336927">
                <text:p>0.200808625336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02156334231806">
                <text:p>0.202156334231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200808625336927">
                <text:p>0.2008086253369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99460916442049">
                <text:p>0.1994609164420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99460916442049">
                <text:p>0.199460916442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99460916442049">
                <text:p>0.199460916442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9811320754717">
                <text:p>0.198113207547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96765498652291">
                <text:p>0.1967654986522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96765498652291">
                <text:p>0.196765498652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96765498652291">
                <text:p>0.196765498652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95417789757412">
                <text:p>0.1954177897574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95417789757412">
                <text:p>0.195417789757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94070080862534">
                <text:p>0.194070080862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92722371967655">
                <text:p>0.1927223719676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91374663072776">
                <text:p>0.1913746630727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91374663072776">
                <text:p>0.1913746630727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91374663072776">
                <text:p>0.191374663072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91374663072776">
                <text:p>0.191374663072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90026954177898">
                <text:p>0.190026954177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8733153638814">
                <text:p>0.18733153638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8733153638814">
                <text:p>0.18733153638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8733153638814">
                <text:p>0.187331536388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8733153638814">
                <text:p>0.187331536388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84636118598383">
                <text:p>0.184636118598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81940700808625">
                <text:p>0.181940700808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80592991913747">
                <text:p>0.1805929919137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80592991913747">
                <text:p>0.180592991913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79245283018868">
                <text:p>0.179245283018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77897574123989">
                <text:p>0.1778975741239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76549865229111">
                <text:p>0.176549865229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75202156334232">
                <text:p>0.1752021563342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75202156334232">
                <text:p>0.175202156334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75202156334232">
                <text:p>0.1752021563342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77897574123989">
                <text:p>0.1778975741239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76549865229111">
                <text:p>0.176549865229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76549865229111">
                <text:p>0.176549865229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75202156334232">
                <text:p>0.1752021563342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73854447439353">
                <text:p>0.173854447439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73854447439353">
                <text:p>0.173854447439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73854447439353">
                <text:p>0.1738544474393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73854447439353">
                <text:p>0.1738544474393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72506738544474">
                <text:p>0.1725067385444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71159029649596">
                <text:p>0.171159029649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68463611859838">
                <text:p>0.1684636118598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71159029649596">
                <text:p>0.1711590296495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71159029649596">
                <text:p>0.1711590296495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71159029649596">
                <text:p>0.171159029649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68463611859838">
                <text:p>0.168463611859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68463611859838">
                <text:p>0.168463611859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68463611859838">
                <text:p>0.1684636118598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65768194070081">
                <text:p>0.1657681940700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65768194070081">
                <text:p>0.1657681940700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65768194070081">
                <text:p>0.1657681940700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65768194070081">
                <text:p>0.165768194070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65768194070081">
                <text:p>0.16576819407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64420485175202">
                <text:p>0.164420485175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63072776280323">
                <text:p>0.1630727762803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63072776280323">
                <text:p>0.163072776280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63072776280323">
                <text:p>0.163072776280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63072776280323">
                <text:p>0.163072776280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63072776280323">
                <text:p>0.163072776280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59029649595687">
                <text:p>0.159029649595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59029649595687">
                <text:p>0.1590296495956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59029649595687">
                <text:p>0.1590296495956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5633423180593">
                <text:p>0.156334231805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54986522911051">
                <text:p>0.1549865229110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52291105121294">
                <text:p>0.1522911051212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52291105121294">
                <text:p>0.1522911051212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53638814016173">
                <text:p>0.1536388140161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53638814016173">
                <text:p>0.153638814016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53638814016173">
                <text:p>0.1536388140161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53638814016173">
                <text:p>0.1536388140161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52291105121294">
                <text:p>0.1522911051212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49595687331536">
                <text:p>0.1495956873315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49595687331536">
                <text:p>0.149595687331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49595687331536">
                <text:p>0.149595687331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49595687331536">
                <text:p>0.149595687331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49595687331536">
                <text:p>0.149595687331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48247978436658">
                <text:p>0.1482479784366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48247978436658">
                <text:p>0.1482479784366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455525606469">
                <text:p>0.14555256064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455525606469">
                <text:p>0.14555256064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44204851752022">
                <text:p>0.1442048517520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44204851752022">
                <text:p>0.1442048517520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144204851752022">
                <text:p>0.1442048517520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44204851752022">
                <text:p>0.1442048517520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44204851752022">
                <text:p>0.1442048517520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40161725067385">
                <text:p>0.1401617250673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40161725067385">
                <text:p>0.1401617250673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34770889487871">
                <text:p>0.134770889487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33423180592992">
                <text:p>0.133423180592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33423180592992">
                <text:p>0.133423180592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33423180592992">
                <text:p>0.1334231805929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33423180592992">
                <text:p>0.133423180592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33423180592992">
                <text:p>0.1334231805929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30727762803235">
                <text:p>0.1307277628032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130727762803235">
                <text:p>0.1307277628032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128032345013477">
                <text:p>0.1280323450134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12533692722372">
                <text:p>0.125336927223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12533692722372">
                <text:p>0.125336927223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118598382749326">
                <text:p>0.1185983827493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117250673854447">
                <text:p>0.1172506738544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109164420485175">
                <text:p>0.1091644204851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102425876010782">
                <text:p>0.1024258760107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983827493261456">
                <text:p>0.09838274932614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983827493261456">
                <text:p>0.09838274932614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929919137466307">
                <text:p>0.09299191374663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849056603773585">
                <text:p>0.08490566037735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849056603773585">
                <text:p>0.08490566037735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741239892183289">
                <text:p>0.0741239892183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scatter" chart:style-name="ch1">
        <chart:title svg:x="5.404cm" svg:y="0.315cm" chart:style-name="ch2">
          <text:p>Training MSE vs. Epochs</text:p>
        </chart:title>
        <chart:legend chart:legend-position="end" svg:x="12.463cm" svg:y="4.2cm" style:legend-expansion="high" chart:style-name="ch3"/>
        <chart:plot-area chart:style-name="ch4" table:cell-range-address="Sheet1.A1:Sheet1.A501 Sheet1.C1:Sheet1.C501" chart:data-source-has-labels="row" svg:x="1.331cm" svg:y="1.631cm" svg:width="10.492cm" svg:height="6.208cm">
          <chartooo:coordinate-region svg:x="2.058cm" svg:y="1.83cm" svg:width="9.485cm" svg:height="5.362cm"/>
          <chart:axis chart:dimension="x" chart:name="primary-x" chart:style-name="ch5">
            <chart:title svg:x="5.977cm" svg:y="8.018cm" chart:style-name="ch6">
              <text:p>Epochs</text:p>
            </chart:title>
          </chart:axis>
          <chart:axis chart:dimension="y" chart:name="primary-y" chart:style-name="ch5">
            <chart:title svg:x="0.451cm" svg:y="5.136cm" chart:style-name="ch7">
              <text:p>MSE</text:p>
            </chart:title>
            <chart:grid chart:style-name="ch8" chart:class="major"/>
          </chart:axis>
          <chart:series chart:style-name="ch9" chart:values-cell-range-address="Sheet1.C2:Sheet1.C501" chart:label-cell-address="Sheet1.C1:Sheet1.C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949935033654423">
                <text:p>0.949935033654423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2752084608547">
                <text:p>0.912752084608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1359262689309">
                <text:p>0.911359262689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8275601763152">
                <text:p>0.908275601763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00299620807395">
                <text:p>0.900299620807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0015949796466">
                <text:p>0.880015949796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2024371272447">
                <text:p>0.852024371272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34230533907924">
                <text:p>0.834230533907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3788297154971">
                <text:p>0.823788297154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618920071351">
                <text:p>0.81618920071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9709512936001">
                <text:p>0.809709512936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034965604474">
                <text:p>0.8034965604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96973804221917">
                <text:p>0.796973804221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975380430071">
                <text:p>0.78975380430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1686418487306">
                <text:p>0.781686418487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2864230806141">
                <text:p>0.772864230806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63526822237009">
                <text:p>0.763526822237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53927958179088">
                <text:p>0.753927958179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44252672759687">
                <text:p>0.744252672759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34610063698055">
                <text:p>0.734610063698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25069719004109">
                <text:p>0.725069719004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15698956337994">
                <text:p>0.715698956337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06575647364867">
                <text:p>0.70657564736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97776131432808">
                <text:p>0.697776131432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9351989701813">
                <text:p>0.689351989701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81311940750529">
                <text:p>0.681311940750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73619697818073">
                <text:p>0.673619697818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6620736764659">
                <text:p>0.66620736764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58995404494388">
                <text:p>0.658995404494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5191023969118">
                <text:p>0.65191023969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44895711710047">
                <text:p>0.644895711710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7918334794656">
                <text:p>0.637918334794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0967522134169">
                <text:p>0.630967522134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24051543714452">
                <text:p>0.624051543714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171901488504">
                <text:p>0.6171901488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1040610208346">
                <text:p>0.61040610208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3718769406318">
                <text:p>0.6037187694063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9714150708379">
                <text:p>0.59714150708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90682089788489">
                <text:p>0.590682089788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84344270890473">
                <text:p>0.584344270890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78129177857544">
                <text:p>0.578129177857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72036260549564">
                <text:p>0.572036260549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66063985025406">
                <text:p>0.566063985025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60210428544892">
                <text:p>0.5602104285448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54473764879135">
                <text:p>0.554473764879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48852563050998">
                <text:p>0.548852563050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43345872109706">
                <text:p>0.543345872109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37953150373001">
                <text:p>0.537953150373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32674144954822">
                <text:p>0.532674144954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27508808039384">
                <text:p>0.527508808039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22457271937067">
                <text:p>0.522457271937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7519842760278">
                <text:p>0.517519842760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2696950588307">
                <text:p>0.512696950588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0798901854738">
                <text:p>0.5079890185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03396260642491">
                <text:p>0.5033962606424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8918455341333">
                <text:p>0.498918455341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554749585227">
                <text:p>0.494554749585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0303529899151">
                <text:p>0.490303529899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86162371102946">
                <text:p>0.486162371102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82128054009943">
                <text:p>0.482128054009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78196636205935">
                <text:p>0.478196636205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74363561179629">
                <text:p>0.474363561179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70623795265307">
                <text:p>0.470623795265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66971985220366">
                <text:p>0.466971985220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63402630167672">
                <text:p>0.463402630167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59910259928378">
                <text:p>0.459910259928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56489608206741">
                <text:p>0.456489608206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53135765275978">
                <text:p>0.453135765275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49844293160266">
                <text:p>0.449844293160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46611289236905">
                <text:p>0.446611289236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43433392550774">
                <text:p>0.443433392550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40307738887614">
                <text:p>0.440307738887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37231881278617">
                <text:p>0.437231881278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34203697677989">
                <text:p>0.434203697677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31221305535037">
                <text:p>0.431221305535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28282995930858">
                <text:p>0.4282829959308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25387191700982">
                <text:p>0.425387191700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22532427634757">
                <text:p>0.422532427634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19717347570697">
                <text:p>0.419717347570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16940712483185">
                <text:p>0.416940712483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14201414330901">
                <text:p>0.414201414330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11498491525309">
                <text:p>0.411498491525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08831142849454">
                <text:p>0.408831142849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06198737377443">
                <text:p>0.4061987373774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03600818491104">
                <text:p>0.4036008184911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01037100602543">
                <text:p>0.401037100602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98507457783889">
                <text:p>0.398507457783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96011904227325">
                <text:p>0.396011904227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9355056728297">
                <text:p>0.393550567282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91123654655126">
                <text:p>0.391123654655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88731418042453">
                <text:p>0.388731418042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86374115945997">
                <text:p>0.386374115945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84051978443924">
                <text:p>0.384051978443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81765176423144">
                <text:p>0.381765176423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79513797130951">
                <text:p>0.379513797130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77297827096736">
                <text:p>0.377297827096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75117142632595">
                <text:p>0.375117142632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7297150739302">
                <text:p>0.37297150739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70860575948542">
                <text:p>0.370860575948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68783902037065">
                <text:p>0.3687839020370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66740950079371">
                <text:p>0.366740950079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64731108630482">
                <text:p>0.3647311086304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362753704625241">
                <text:p>0.362753704625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6080801751027">
                <text:p>0.36080801751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58893292594691">
                <text:p>0.358893292594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57008753173935">
                <text:p>0.35700875317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55153611171837">
                <text:p>0.3551536111718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53327076201872">
                <text:p>0.353327076201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51528363069265">
                <text:p>0.351528363069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4975669782441">
                <text:p>0.349756697824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348011322537877">
                <text:p>0.3480113225378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46291499001674">
                <text:p>0.3462914990016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44596511573812">
                <text:p>0.3445965115738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42925669376684">
                <text:p>0.342925669376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41278308037612">
                <text:p>0.3412783080376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39653791124995">
                <text:p>0.3396537911249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38051511388784">
                <text:p>0.3380515113887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36470891862467">
                <text:p>0.336470891862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34911386828499">
                <text:p>0.3349113868284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33372482594209">
                <text:p>0.333372482594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31853697975549">
                <text:p>0.331853697975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30354584348025">
                <text:p>0.330354584348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328874725104779">
                <text:p>0.3288747251047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27413734368102">
                <text:p>0.327413734368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2597125483706">
                <text:p>0.32597125483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24546954720439">
                <text:p>0.324546954720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23140523794255">
                <text:p>0.323140523794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21751668723249">
                <text:p>0.3217516687232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20380107877906">
                <text:p>0.3203801078779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19025565943959">
                <text:p>0.3190255659439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17687768645996">
                <text:p>0.317687768645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16366437885551">
                <text:p>0.3163664378855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15061287532154">
                <text:p>0.315061287532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13772020017129">
                <text:p>0.313772020017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12498323782184">
                <text:p>0.3124983237821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11239871545427">
                <text:p>0.3112398715454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09996319278426">
                <text:p>0.309996319278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08767305745496">
                <text:p>0.308767305745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07552452440324">
                <text:p>0.307552452440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06351363761417">
                <text:p>0.306351363761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05163627290702">
                <text:p>0.3051636272907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03988814073301">
                <text:p>0.303988814073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02826478836845">
                <text:p>0.3028264788368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0167616013354">
                <text:p>0.301676160133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00537380437847">
                <text:p>0.3005373804378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299409646289395">
                <text:p>0.299409646289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98292448639184">
                <text:p>0.298292448639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297185263643505">
                <text:p>0.297185263643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296087554261757">
                <text:p>0.296087554261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94998773158069">
                <text:p>0.294998773158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29391836758368">
                <text:p>0.293918367583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292845787113579">
                <text:p>0.2928457871135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29178049528087">
                <text:p>0.291780495280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290721986193386">
                <text:p>0.2907219861933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289669806949437">
                <text:p>0.2896698069494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288623585848937">
                <text:p>0.2886235858489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287583064809019">
                <text:p>0.287583064809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286548132074555">
                <text:p>0.2865481320745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285518848827479">
                <text:p>0.2855188488274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284495461841148">
                <text:p>0.2844954618411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283478395318772">
                <text:p>0.283478395318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282468219167355">
                <text:p>0.2824682191673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281465597178761">
                <text:p>0.281465597178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280471224345197">
                <text:p>0.2804712243451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279485765165016">
                <text:p>0.2794857651650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278509803294175">
                <text:p>0.2785098032941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277543808448834">
                <text:p>0.2775438084488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276588121386727">
                <text:p>0.276588121386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275642954023514">
                <text:p>0.275642954023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74708400007865">
                <text:p>0.2747084000078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273784451070864">
                <text:p>0.2737844510708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272871015425514">
                <text:p>0.2728710154255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271967935730662">
                <text:p>0.271967935730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271075005233847">
                <text:p>0.2710750052338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270191981510332">
                <text:p>0.2701919815103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269318597720428">
                <text:p>0.269318597720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268454571580313">
                <text:p>0.2684545715803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2675996123599">
                <text:p>0.26759961235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266753426247968">
                <text:p>0.266753426247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5915720403814">
                <text:p>0.2659157204038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265086205973136">
                <text:p>0.2650862059731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6426460029924">
                <text:p>0.26426460029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263450628516412">
                <text:p>0.263450628516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262644024673841">
                <text:p>0.2626440246738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261844532506609">
                <text:p>0.2618445325066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261051905944569">
                <text:p>0.2610519059445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260265909429704">
                <text:p>0.260265909429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259486318096695">
                <text:p>0.2594863180966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258712917859115">
                <text:p>0.258712917859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257945505433941">
                <text:p>0.257945505433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257183888329327">
                <text:p>0.257183888329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256427884814209">
                <text:p>0.256427884814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255677323882877">
                <text:p>0.2556773238828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254932045222791">
                <text:p>0.254932045222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54191899189555">
                <text:p>0.2541918991895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253456746788759">
                <text:p>0.2534567467887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252726459660579">
                <text:p>0.2527264596605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252000920059464">
                <text:p>0.2520009200594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251280020818064">
                <text:p>0.251280020818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50563665282076">
                <text:p>0.250563665282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249851767200811">
                <text:p>0.2498517672008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4914425055748">
                <text:p>0.249144250557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248441049323368">
                <text:p>0.2484410493233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247742107121441">
                <text:p>0.2477421071214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47047376787429">
                <text:p>0.247047376787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46356819820055">
                <text:p>0.246356819820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45670405716481">
                <text:p>0.2456704057164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44988111194196">
                <text:p>0.2449881111941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2443099193058">
                <text:p>0.24430991930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43635818458383">
                <text:p>0.2436358184583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4296580135387">
                <text:p>0.24296580135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42299863870522">
                <text:p>0.242299863870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241638003908574">
                <text:p>0.2416380039085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40980220224498">
                <text:p>0.240980220224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240326511278653">
                <text:p>0.240326511278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23967687412018">
                <text:p>0.23967687412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239031303331113">
                <text:p>0.2390313033311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238389790049043">
                <text:p>0.2383897900490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37752321084566">
                <text:p>0.2377523210845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37118878146539">
                <text:p>0.2371188781465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36489437184929">
                <text:p>0.2364894371849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35863967858249">
                <text:p>0.235863967858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35242433130013">
                <text:p>0.2352424331300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3462478899666">
                <text:p>0.234624788996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34010984347619">
                <text:p>0.2340109843476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3340096095661">
                <text:p>0.233400960956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232794653601416">
                <text:p>0.2327946536014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232191990306966">
                <text:p>0.2321919903069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31592892702956">
                <text:p>0.2315928927029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30997276482323">
                <text:p>0.2309972764823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230405051940433">
                <text:p>0.2304050519404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2981612456763">
                <text:p>0.229816124567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29230395661847">
                <text:p>0.2292303956618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28647762926935">
                <text:p>0.2286477629269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28068121032563">
                <text:p>0.2280681210325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227491362140994">
                <text:p>0.2274913621409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226917376462846">
                <text:p>0.2269173764628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26346052991714">
                <text:p>0.2263460529917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225777280676927">
                <text:p>0.2257772806769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25210950394426">
                <text:p>0.2252109503944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24646958111005">
                <text:p>0.224646958111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2408520953438">
                <text:p>0.224085209534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2352562624415">
                <text:p>0.223525626244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22968152816959">
                <text:p>0.2229681528169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22412763912489">
                <text:p>0.2224127639124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21859469893581">
                <text:p>0.221859469893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2130831954232">
                <text:p>0.221308319542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20759398906715">
                <text:p>0.2207593989067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20212826153275">
                <text:p>0.2202128261532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19668743208229">
                <text:p>0.2196687432082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19127305612847">
                <text:p>0.219127305612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18588672204504">
                <text:p>0.2185886722045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1805299598492">
                <text:p>0.218052995984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17520417027742">
                <text:p>0.2175204170277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16991057725456">
                <text:p>0.216991057725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16465020237547">
                <text:p>0.2164650202375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15942385741517">
                <text:p>0.2159423857415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15423214993713">
                <text:p>0.2154232149937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14907549728285">
                <text:p>0.2149075497282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14395414505544">
                <text:p>0.2143954145055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213886818722923">
                <text:p>0.2138868187229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13381758597321">
                <text:p>0.2133817585973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212880219004751">
                <text:p>0.2128802190047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212382175119616">
                <text:p>0.2123821751196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211887593833614">
                <text:p>0.2118875938336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211396434957235">
                <text:p>0.2113964349572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210908652219295">
                <text:p>0.2109086522192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210424194085328">
                <text:p>0.2104241940853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09943004416717">
                <text:p>0.2099430044167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09465022990989">
                <text:p>0.2094650229909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08990185900979">
                <text:p>0.2089901859009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20851842584741">
                <text:p>0.208518425847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208049672336102">
                <text:p>0.2080496723361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207583851787956">
                <text:p>0.2075838517879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207120887566923">
                <text:p>0.2071208875669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206660699928509">
                <text:p>0.2066606999285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206203205888899">
                <text:p>0.2062032058888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205748319012385">
                <text:p>0.2057483190123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205295949112592">
                <text:p>0.2052959491125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04846001860711">
                <text:p>0.2048460018607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204398378291787">
                <text:p>0.2043983782917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203952974198005">
                <text:p>0.203952974198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03509679395925">
                <text:p>0.2035096793959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030683768531">
                <text:p>0.20306837685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202628941658609">
                <text:p>0.202628941658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202191239822548">
                <text:p>0.202191239822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201755126892141">
                <text:p>0.201755126892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201320446378283">
                <text:p>0.2013204463782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00887027997802">
                <text:p>0.2008870279978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00454685755986">
                <text:p>0.200454685755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200023215924179">
                <text:p>0.2000232159241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199592395012008">
                <text:p>0.1995923950120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199161977896647">
                <text:p>0.1991619778966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19873169635449">
                <text:p>0.198731696354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198301258342118">
                <text:p>0.1983012583421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197870348484816">
                <text:p>0.1978703484848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197438630331814">
                <text:p>0.1974386303318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97005750992197">
                <text:p>0.1970057509921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96571348722002">
                <text:p>0.196571348722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9613506383096">
                <text:p>0.196135063830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95696552867338">
                <text:p>0.1956965528673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95255505417692">
                <text:p>0.1952555054176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194811662104225">
                <text:p>0.1948116621042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194364831657191">
                <text:p>0.1943648316571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193914904538756">
                <text:p>0.193914904538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193461860736671">
                <text:p>0.1934618607366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193005770128769">
                <text:p>0.1930057701287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192546785107328">
                <text:p>0.1925467851073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192085126592201">
                <text:p>0.1920851265922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91621065718092">
                <text:p>0.1916210657180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191154904027179">
                <text:p>0.1911549040271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190686954846605">
                <text:p>0.1906869548466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190217527838772">
                <text:p>0.1902175278387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189746917775392">
                <text:p>0.1897469177753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189275397693902">
                <text:p>0.1892753976939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188803215935617">
                <text:p>0.1888032159356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188330596199916">
                <text:p>0.1883305961999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187857739642401">
                <text:p>0.1878577396424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187384828115891">
                <text:p>0.187384828115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86912027816523">
                <text:p>0.1869120278165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186439492788704">
                <text:p>0.1864394927887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185967367924325">
                <text:p>0.1859673679243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185495791247126">
                <text:p>0.1854957912471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85024895399254">
                <text:p>0.1850248953992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184554808346145">
                <text:p>0.1845548083461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184085653390374">
                <text:p>0.1840856533903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83617548636364">
                <text:p>0.1836175486363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183150606075923">
                <text:p>0.1831506060759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182684930470394">
                <text:p>0.182684930470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82220618191359">
                <text:p>0.1822206181913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181757756152991">
                <text:p>0.181757756152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181296420931706">
                <text:p>0.1812964209317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180836678128995">
                <text:p>0.1808366781289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180378581996923">
                <text:p>0.1803785819969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179922175316213">
                <text:p>0.179922175316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17946748949586">
                <text:p>0.179467489495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179014544850769">
                <text:p>0.1790145448507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178563351008714">
                <text:p>0.1785633510087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178113907398334">
                <text:p>0.1781139073983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77666203774016">
                <text:p>0.177666203774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177220220739957">
                <text:p>0.1772202207399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176775930243229">
                <text:p>0.176775930243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176333296013687">
                <text:p>0.1763332960136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175892273936746">
                <text:p>0.1758922739367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175452812353529">
                <text:p>0.1754528123535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175014852292276">
                <text:p>0.1750148522922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174578327645849">
                <text:p>0.1745783276458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174143165324355">
                <text:p>0.1741431653243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173709285430907">
                <text:p>0.1737092854309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73276601535241">
                <text:p>0.173276601535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172845021157133">
                <text:p>0.1728450211571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172414446622882">
                <text:p>0.1724144466228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171984776525178">
                <text:p>0.1719847765251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17155590809565">
                <text:p>0.171555908095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171127740870406">
                <text:p>0.1711277408704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170700182033704">
                <text:p>0.1707001820337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170273153621873">
                <text:p>0.1702731536218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169846601054752">
                <text:p>0.1698466010547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169420500663272">
                <text:p>0.1694205006632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68994860128483">
                <text:p>0.1689948601284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16856969929703">
                <text:p>0.168569699297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168144990925235">
                <text:p>0.1681449909252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167720539276464">
                <text:p>0.1677205392764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167295798921623">
                <text:p>0.1672957989216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66869711066043">
                <text:p>0.1668697110660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166440742299861">
                <text:p>0.1664407422998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166007320973551">
                <text:p>0.1660073209735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65568608612386">
                <text:p>0.1655686086123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165125134321235">
                <text:p>0.1651251343212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64678766924163">
                <text:p>0.1646787669241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164232023655333">
                <text:p>0.164232023655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16378724273236">
                <text:p>0.163787242732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163346103349325">
                <text:p>0.1633461033493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162909569704592">
                <text:p>0.1629095697045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162478067764535">
                <text:p>0.1624780677645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162051700863633">
                <text:p>0.1620517008636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161630412834117">
                <text:p>0.1616304128341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1612140855316">
                <text:p>0.16121408553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160802587907455">
                <text:p>0.160802587907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60395796575261">
                <text:p>0.1603957965752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159993601981442">
                <text:p>0.1599936019814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159595908292521">
                <text:p>0.159595908292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159202631080157">
                <text:p>0.1592026310801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58813694625678">
                <text:p>0.1588136946256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158429029537795">
                <text:p>0.1584290295377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158048570867358">
                <text:p>0.158048570867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157672256698943">
                <text:p>0.1576722566989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157300027133935">
                <text:p>0.1573000271339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15693182357211">
                <text:p>0.156931823572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56567588211433">
                <text:p>0.1565675882114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156207263703264">
                <text:p>0.1562072637032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155850792916562">
                <text:p>0.1558507929165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155498118778137">
                <text:p>0.1554981187781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155149184166408">
                <text:p>0.1551491841664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154803931843817">
                <text:p>0.1548039318438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154462304418424">
                <text:p>0.154462304418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154124244328859">
                <text:p>0.1541242443288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153789693849111">
                <text:p>0.1537896938491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153458595110862">
                <text:p>0.1534585951108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53130890141742">
                <text:p>0.1531308901417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152806520917991">
                <text:p>0.152806520917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152485429429957">
                <text:p>0.1524854294299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152167557758664">
                <text:p>0.1521675577586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151852848161461">
                <text:p>0.1518528481614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15154124316464">
                <text:p>0.151541243164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151232685660794">
                <text:p>0.1512326856607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150927119008741">
                <text:p>0.1509271190087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15062448713388">
                <text:p>0.150624487133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150324734627056">
                <text:p>0.150324734627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15002780684019">
                <text:p>0.15002780684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149733649977194">
                <text:p>0.1497336499771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149442211178939">
                <text:p>0.1494422111789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149153438601333">
                <text:p>0.149153438601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148867281485783">
                <text:p>0.1488672814857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148583690221591">
                <text:p>0.1485836902215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148302616400013">
                <text:p>0.1483026164000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148024012859927">
                <text:p>0.1480240128599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147747833725174">
                <text:p>0.1477478337251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147474034433798">
                <text:p>0.1474740344337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14720257175949">
                <text:p>0.147202571759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146933403825624">
                <text:p>0.1469334038256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146666490112326">
                <text:p>0.1466664901123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146401791457034">
                <text:p>0.1464017914570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146139270049049">
                <text:p>0.1461392700490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145878889418542">
                <text:p>0.1458788894185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145620614420494">
                <text:p>0.1456206144204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145364411214026">
                <text:p>0.1453644112140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145110247237519">
                <text:p>0.1451102472375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144858091179928">
                <text:p>0.1448580911799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144607912948637">
                <text:p>0.1446079129486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144359683634172">
                <text:p>0.1443596836341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144113375472052">
                <text:p>0.1441133754720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143868961802044">
                <text:p>0.1438689618020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143626417025042">
                <text:p>0.1436264170250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143385716557768">
                <text:p>0.1433857165577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14314683678551">
                <text:p>0.143146836785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142909755013055">
                <text:p>0.142909755013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142674449414016">
                <text:p>0.1426744494140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42440898978725">
                <text:p>0.1424408989787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142209083460891">
                <text:p>0.1422090834608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141978983323229">
                <text:p>0.1419789833232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141750579682285">
                <text:p>0.1417505796822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141523854252708">
                <text:p>0.1415238542527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141298789291228">
                <text:p>0.1412987892912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141075367540649">
                <text:p>0.1410753675406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140853572174158">
                <text:p>0.1408535721741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140633386740278">
                <text:p>0.1406333867402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40414795108835">
                <text:p>0.14041479510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140197781418264">
                <text:p>0.1401977814182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39982330024639">
                <text:p>0.1399823300246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139768425452764">
                <text:p>0.1397684254527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139556052349678">
                <text:p>0.1395560523496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139345195440898">
                <text:p>0.1393451954408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139135839489708">
                <text:p>0.1391358394897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138927969259755">
                <text:p>0.1389279692597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138721569481207">
                <text:p>0.1387215694812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138516624820666">
                <text:p>0.1385166248206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138313119855002">
                <text:p>0.1383131198550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138111039049226">
                <text:p>0.1381110390492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137910366738489">
                <text:p>0.1379103667384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137711087114241">
                <text:p>0.1377110871142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137513184214564">
                <text:p>0.1375131842145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137316641918623">
                <text:p>0.1373166419186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137121443945203">
                <text:p>0.1371214439452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13692757385519">
                <text:p>0.136927573855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136735015057908">
                <text:p>0.1367350150579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136543750821129">
                <text:p>0.1365437508211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13635376428459">
                <text:p>0.136353764284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1361650384768">
                <text:p>0.13616503847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13597755633492">
                <text:p>0.135977556334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13579130072745">
                <text:p>0.135791300727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13560625447945">
                <text:p>0.135606254479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135422400399994">
                <text:p>0.1354224003999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135239721311526">
                <text:p>0.1352397213115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135058200080774">
                <text:p>0.1350582000807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134877819650839">
                <text:p>0.1348778196508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134698563074077">
                <text:p>0.1346985630740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134520413545355">
                <text:p>0.1345204135453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134343354435245">
                <text:p>0.1343433544352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134167369322742">
                <text:p>0.1341673693227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133992442027048">
                <text:p>0.1339924420270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133818556637993">
                <text:p>0.1338185566379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133645697544673">
                <text:p>0.1336456975446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133473849461904">
                <text:p>0.1334738494619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133302997454116">
                <text:p>0.133302997454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133133126956364">
                <text:p>0.1331331269563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132964223792165">
                <text:p>0.1329642237921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132796274187936">
                <text:p>0.1327962741879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132629264783862">
                <text:p>0.1326292647838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1324631826411">
                <text:p>0.13246318264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132298015245273">
                <text:p>0.132298015245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132133750506296">
                <text:p>0.1321337505062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131970376754633">
                <text:p>0.1319703767546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131807882734154">
                <text:p>0.1318078827341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1316462575918">
                <text:p>0.13164625759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131485490864348">
                <text:p>0.1314854908643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131325572462567">
                <text:p>0.1313255724625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131166492653134">
                <text:p>0.1311664926531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131008242038659">
                <text:p>0.1310082420386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30850811536223">
                <text:p>0.130850811536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